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新細明體" svg:font-family="新細明體"/>
  </office:font-face-decls>
  <office:automatic-styles>
    <style:style style:name="ce1" style:family="table-cell" style:parent-style-name="_21315__20998__20301__91_0_93_" style:data-style-name="N48">
      <style:table-cell-properties style:vertical-align="automatic" fo:background-color="transparent"/>
      <style:text-properties fo:font-size="12pt" style:font-size-asian="12pt" style:font-size-complex="12pt"/>
    </style:style>
    <style:style style:name="ce2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微軟正黑體" style:font-name-asian="微軟正黑體" style:font-name-complex="微軟正黑體" fo:font-size="12pt" style:font-size-asian="12pt" style:font-size-complex="12pt" style:font-family-generic="swiss"/>
    </style:style>
    <style:style style:name="ce3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fo:font-size="12pt" style:font-size-asian="12pt" style:font-size-complex="12pt" style:font-family-generic="modern"/>
    </style:style>
    <style:style style:name="ce4" style:family="table-cell" style:parent-style-name="_21315__20998__20301__91_0_93_" style:data-style-name="N48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5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6" style:family="table-cell" style:parent-style-name="_21315__20998__20301__91_0_93_" style:data-style-name="N48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7" style:family="table-cell" style:parent-style-name="_19968__33324__06_20154__21475__22686__21152__38__20986__29983__27515__20129__32080__38626__23130__21450__29575_103.01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8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9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0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微軟正黑體" style:font-name-asian="微軟正黑體" style:font-name-complex="微軟正黑體" fo:font-size="12pt" style:font-size-asian="12pt" style:font-size-complex="12pt" style:font-family-generic="swiss"/>
    </style:style>
    <style:style style:name="ce11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2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3" style:family="table-cell" style:parent-style-name="_21315__20998__20301__91_0_93_" style:data-style-name="N49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4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/>
    </style:style>
    <style:style style:name="ce15" style:family="table-cell" style:parent-style-name="_19968__33324__06_20154__21475__22686__21152__38__20986__29983__27515__20129__32080__38626__23130__21450__29575_103.01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/>
    </style:style>
    <style:style style:name="ce16" style:family="table-cell" style:parent-style-name="_19968__33324__06_20154__21475__22686__21152__38__20986__29983__27515__20129__32080__38626__23130__21450__29575_103.01" style:data-style-name="N51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/>
    </style:style>
    <style:style style:name="ce17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/>
    </style:style>
    <style:style style:name="ce18" style:family="table-cell" style:parent-style-name="_21315__20998__20301__91_0_93_" style:data-style-name="N49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9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/>
    </style:style>
    <style:style style:name="ce20" style:family="table-cell" style:parent-style-name="_19968__33324__06_20154__21475__22686__21152__38__20986__29983__27515__20129__32080__38626__23130__21450__29575_103.01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size="12pt" style:font-size-asian="12pt" style:font-size-complex="12pt"/>
    </style:style>
    <style:style style:name="ce21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size="12pt" style:font-size-asian="12pt" style:font-size-complex="12pt"/>
    </style:style>
    <style:style style:name="ce22" style:family="table-cell" style:parent-style-name="_19968__33324__06_20154__21475__22686__21152__38__20986__29983__27515__20129__32080__38626__23130__21450__29575_103.01" style:data-style-name="N51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size="12pt" style:font-size-asian="12pt" style:font-size-complex="12pt"/>
    </style:style>
    <style:style style:name="ce23" style:family="table-cell" style:parent-style-name="_21315__20998__20301__91_0_93_" style:data-style-name="N49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24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fo:font-size="12pt" style:font-size-asian="12pt" style:font-size-complex="12pt"/>
    </style:style>
    <style:style style:name="ce25" style:family="table-cell" style:parent-style-name="_19968__33324__06_20154__21475__22686__21152__38__20986__29983__27515__20129__32080__38626__23130__21450__29575_103.01" style:data-style-name="N51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微軟正黑體" style:font-name-asian="微軟正黑體" style:font-name-complex="微軟正黑體" fo:font-size="12pt" style:font-size-asian="12pt" style:font-size-complex="12pt" style:font-family-generic="swiss"/>
    </style:style>
    <style:style style:name="ce26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微軟正黑體" style:font-name-asian="微軟正黑體" style:font-name-complex="微軟正黑體" fo:font-size="12pt" style:font-size-asian="12pt" style:font-size-complex="12pt" style:font-family-generic="swiss"/>
    </style:style>
    <style:style style:name="ce27" style:family="table-cell" style:parent-style-name="_19968__33324__06_20154__21475__22686__21152__38__20986__29983__27515__20129__32080__38626__23130__21450__29575_103.01" style:data-style-name="N51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微軟正黑體" style:font-name-asian="微軟正黑體" style:font-name-complex="微軟正黑體" fo:font-size="12pt" style:font-size-asian="12pt" style:font-size-complex="12pt" style:font-family-generic="swiss"/>
    </style:style>
    <style:style style:name="ce28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size="12pt" style:font-size-asian="12pt" style:font-size-complex="12pt" style:font-family-generic="modern"/>
    </style:style>
    <style:style style:name="ce29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/>
      <style:text-properties style:font-name="微軟正黑體" style:font-name-asian="微軟正黑體" style:font-name-complex="微軟正黑體" fo:font-size="12pt" style:font-size-asian="12pt" style:font-size-complex="12pt" style:font-family-generic="swiss"/>
    </style:style>
    <style:style style:name="ce30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size="12pt" style:font-size-asian="12pt" style:font-size-complex="12pt" style:font-family-generic="modern"/>
    </style:style>
    <style:style style:name="ce31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transparent" style:cell-protect="protected"/>
      <style:text-properties style:font-name="微軟正黑體" style:font-name-asian="微軟正黑體" style:font-name-complex="微軟正黑體" fo:font-size="12pt" style:font-size-asian="12pt" style:font-size-complex="12pt" style:font-family-generic="swiss"/>
    </style:style>
    <style:style style:name="ce32" style:family="table-cell" style:parent-style-name="_21315__20998__20301__91_0_93_" style:data-style-name="N48">
      <style:table-cell-properties style:vertical-align="middle" fo:background-color="transparent"/>
      <style:text-properties fo:font-size="12pt" style:font-size-asian="12pt" style:font-size-complex="12pt"/>
    </style:style>
    <style:style style:name="ce33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size="12pt" style:font-size-asian="12pt" style:font-size-complex="12pt" style:font-family-generic="modern"/>
    </style:style>
    <style:style style:name="ce34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5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6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37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8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39" style:family="table-cell" style:parent-style-name="_21315__20998__20301__91_0_93_" style:data-style-name="N48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40" style:family="table-cell" style:parent-style-name="_21315__20998__20301__91_0_93_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41" style:family="table-cell" style:parent-style-name="_21315__20998__20301__91_0_93_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42" style:family="table-cell" style:parent-style-name="_21315__20998__20301__91_0_93_" style:data-style-name="N48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43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none" fo:border-right="none" style:vertical-align="top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301875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2.09020833333333cm"/>
    </style:style>
    <style:style style:name="co8" style:family="table-column">
      <style:table-column-properties fo:break-before="auto" style:column-width="2.16958333333333cm"/>
    </style:style>
    <style:style style:name="co9" style:family="table-column">
      <style:table-column-properties fo:break-before="auto" style:column-width="2.143125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2.19604166666667cm"/>
    </style:style>
    <style:style style:name="co12" style:family="table-column">
      <style:table-column-properties fo:break-before="auto" style:column-width="2.06375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4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25.9pt" style:use-optimal-row-height="false" fo:break-before="auto"/>
    </style:style>
    <style:style style:name="ro6" style:family="table-row">
      <style:table-row-properties style:row-height="23.45pt" style:use-optimal-row-height="false" fo:break-before="auto"/>
    </style:style>
    <style:style style:name="ro7" style:family="table-row">
      <style:table-row-properties style:row-height="26.45pt" style:use-optimal-row-height="false" fo:break-before="auto"/>
    </style:style>
    <style:style style:name="ro8" style:family="table-row">
      <style:table-row-properties style:row-height="24.75pt" style:use-optimal-row-height="false" fo:break-before="auto"/>
    </style:style>
    <style:style style:name="ro9" style:family="table-row">
      <style:table-row-properties style:row-height="22.15pt" style:use-optimal-row-height="false" fo:break-before="auto"/>
    </style:style>
    <style:style style:name="ro10" style:family="table-row">
      <style:table-row-properties style:row-height="25.15pt" style:use-optimal-row-height="false" fo:break-before="auto"/>
    </style:style>
    <style:style style:name="ro11" style:family="table-row">
      <style:table-row-properties style:row-height="19.9pt" style:use-optimal-row-height="false" fo:break-before="auto"/>
    </style:style>
    <style:style style:name="ro12" style:family="table-row">
      <style:table-row-properties style:row-height="3.6pt" style:use-optimal-row-height="false" fo:break-before="auto"/>
    </style:style>
    <style:style style:name="ro13" style:family="table-row">
      <style:table-row-properties style:row-height="16.35pt" style:use-optimal-row-height="false" fo:break-before="auto"/>
    </style:style>
    <style:style style:name="ro14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人口增加&amp;生死結離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3" table:default-cell-style-name="ce1"/>
        <table:table-column table:style-name="co9" table:default-cell-style-name="ce1"/>
        <table:table-column table:style-name="co12" table:number-columns-repeated="16365" table:default-cell-style-name="ce1"/>
        <table:table-row table:style-name="ro1">
          <table:table-cell office:value-type="string" table:number-columns-spanned="19" table:number-rows-spanned="1" table:style-name="ce36">
            <text:p><text:s text:c="3"/>人口增加、自然增加、出生、死亡、結婚、離婚數及其比率統計表<text:s text:c="7"/></text:p>
          </table:table-cell>
          <table:covered-table-cell table:number-columns-repeated="18"/>
          <table:table-cell table:number-columns-repeated="16365"/>
        </table:table-row>
        <table:table-row table:style-name="ro2">
          <table:table-cell table:style-name="ce1"/>
          <table:table-cell table:number-columns-repeated="2" table:style-name="ce2"/>
          <table:table-cell table:style-name="ce3"/>
          <table:table-cell table:number-columns-repeated="2" table:style-name="ce2"/>
          <table:table-cell office:value-type="string" table:style-name="ce4">
            <text:p><text:s text:c="6"/>中 華 民 國 106 年 7 月 份</text:p>
          </table:table-cell>
          <table:table-cell table:number-columns-repeated="10" table:style-name="ce2"/>
          <table:table-cell office:value-type="string" table:style-name="ce5">
            <text:p><text:s text:c="14"/>單位：人；‰；對</text:p>
          </table:table-cell>
          <table:table-cell table:style-name="ce2"/>
          <table:table-cell table:number-columns-repeated="16365"/>
        </table:table-row>
        <table:table-row table:style-name="ro3">
          <table:table-cell table:style-name="ce6"/>
          <table:table-cell office:value-type="string" table:number-columns-spanned="3" table:number-rows-spanned="1" table:style-name="ce40">
            <text:p>較上月底人口增加</text:p>
          </table:table-cell>
          <table:covered-table-cell table:number-columns-repeated="2"/>
          <table:table-cell office:value-type="string" table:number-columns-spanned="3" table:number-rows-spanned="1" table:style-name="ce40">
            <text:p>自　然　增　加<text:s/></text:p>
          </table:table-cell>
          <table:covered-table-cell table:number-columns-repeated="2"/>
          <table:table-cell office:value-type="string" table:number-columns-spanned="3" table:number-rows-spanned="1" table:style-name="ce40">
            <text:p>出　　　　生</text:p>
          </table:table-cell>
          <table:covered-table-cell table:number-columns-repeated="2"/>
          <table:table-cell office:value-type="string" table:number-columns-spanned="3" table:number-rows-spanned="1" table:style-name="ce41">
            <text:p><text:s/><text:span text:style-name="T2">死　　　　亡</text:span></text:p>
          </table:table-cell>
          <table:covered-table-cell table:number-columns-repeated="2"/>
          <table:table-cell office:value-type="string" table:number-columns-spanned="3" table:number-rows-spanned="1" table:style-name="ce40">
            <text:p>結　　　　婚</text:p>
          </table:table-cell>
          <table:covered-table-cell table:number-columns-repeated="2"/>
          <table:table-cell office:value-type="string" table:number-columns-spanned="3" table:number-rows-spanned="1" table:style-name="ce42">
            <text:p>離　　　　婚</text:p>
          </table:table-cell>
          <table:covered-table-cell table:number-columns-repeated="2"/>
          <table:table-cell table:number-columns-repeated="16365"/>
        </table:table-row>
        <table:table-row table:style-name="ro4">
          <table:table-cell office:value-type="string" table:style-name="ce7">
            <text:p>區 <text:s/>域 <text:s/>別</text:p>
          </table:table-cell>
          <table:table-cell office:value-type="string" table:style-name="ce8">
            <text:p>月增加</text:p>
          </table:table-cell>
          <table:table-cell office:value-type="string" table:number-columns-spanned="1" table:number-rows-spanned="2" table:style-name="ce34">
            <text:p>月增加率</text:p>
          </table:table-cell>
          <table:table-cell office:value-type="string" table:style-name="ce9">
            <text:p>折合年</text:p>
          </table:table-cell>
          <table:table-cell office:value-type="string" table:number-columns-spanned="1" table:number-rows-spanned="2" table:style-name="ce34">
            <text:p>人口數</text:p>
          </table:table-cell>
          <table:table-cell office:value-type="string" table:number-columns-spanned="1" table:number-rows-spanned="2" table:style-name="ce34">
            <text:p>月增加率</text:p>
          </table:table-cell>
          <table:table-cell office:value-type="string" table:style-name="ce8">
            <text:p>折合年</text:p>
          </table:table-cell>
          <table:table-cell office:value-type="string" table:number-columns-spanned="1" table:number-rows-spanned="2" table:style-name="ce34">
            <text:p>出生數</text:p>
          </table:table-cell>
          <table:table-cell office:value-type="string" table:number-columns-spanned="1" table:number-rows-spanned="2" table:style-name="ce34">
            <text:p>月出生率</text:p>
          </table:table-cell>
          <table:table-cell office:value-type="string" table:style-name="ce8">
            <text:p>折合年</text:p>
          </table:table-cell>
          <table:table-cell office:value-type="string" table:number-columns-spanned="1" table:number-rows-spanned="2" table:style-name="ce34">
            <text:p>死亡數</text:p>
          </table:table-cell>
          <table:table-cell office:value-type="string" table:number-columns-spanned="1" table:number-rows-spanned="2" table:style-name="ce34">
            <text:p>月死亡率</text:p>
          </table:table-cell>
          <table:table-cell office:value-type="string" table:style-name="ce8">
            <text:p>折合年</text:p>
          </table:table-cell>
          <table:table-cell office:value-type="string" table:style-name="ce8">
            <text:p>結婚</text:p>
          </table:table-cell>
          <table:table-cell office:value-type="string" table:number-columns-spanned="1" table:number-rows-spanned="2" table:style-name="ce34">
            <text:p>月結婚率</text:p>
          </table:table-cell>
          <table:table-cell office:value-type="string" table:style-name="ce8">
            <text:p>折合年</text:p>
          </table:table-cell>
          <table:table-cell office:value-type="string" table:style-name="ce8">
            <text:p>離婚</text:p>
          </table:table-cell>
          <table:table-cell office:value-type="string" table:number-columns-spanned="1" table:number-rows-spanned="2" table:style-name="ce34">
            <text:p>月離婚率</text:p>
          </table:table-cell>
          <table:table-cell office:value-type="string" table:style-name="ce8">
            <text:p>折合年</text:p>
          </table:table-cell>
          <table:table-cell table:number-columns-repeated="16365"/>
        </table:table-row>
        <table:table-row table:style-name="ro4">
          <table:table-cell table:style-name="ce10"/>
          <table:table-cell office:value-type="string" table:style-name="ce11">
            <text:p>人口數</text:p>
          </table:table-cell>
          <table:covered-table-cell/>
          <table:table-cell office:value-type="string" table:style-name="ce12">
            <text:p>增加率</text:p>
          </table:table-cell>
          <table:covered-table-cell/>
          <table:covered-table-cell/>
          <table:table-cell office:value-type="string" table:style-name="ce11">
            <text:p>增加率</text:p>
          </table:table-cell>
          <table:covered-table-cell/>
          <table:covered-table-cell/>
          <table:table-cell office:value-type="string" table:style-name="ce11">
            <text:p>出生率</text:p>
          </table:table-cell>
          <table:covered-table-cell/>
          <table:covered-table-cell/>
          <table:table-cell office:value-type="string" table:style-name="ce11">
            <text:p>死亡率</text:p>
          </table:table-cell>
          <table:table-cell office:value-type="string" table:style-name="ce11">
            <text:p>對數</text:p>
          </table:table-cell>
          <table:covered-table-cell/>
          <table:table-cell office:value-type="string" table:style-name="ce11">
            <text:p>結婚率</text:p>
          </table:table-cell>
          <table:table-cell office:value-type="string" table:style-name="ce11">
            <text:p>對數</text:p>
          </table:table-cell>
          <table:covered-table-cell/>
          <table:table-cell office:value-type="string" table:style-name="ce11">
            <text:p>離婚率</text:p>
          </table:table-cell>
          <table:table-cell table:number-columns-repeated="16365"/>
        </table:table-row>
        <table:table-row table:style-name="ro5">
          <table:table-cell office:value-type="string" table:style-name="ce13">
            <text:p>總 <text:s text:c="3"/>計</text:p>
          </table:table-cell>
          <table:table-cell office:value-type="float" office:value="2333" table:style-name="ce14">
            <text:p><text:s text:c="3"/>2,333<text:s/></text:p>
          </table:table-cell>
          <table:table-cell office:value-type="float" office:value="9.9055428156792052E-2" table:style-name="ce15">
            <text:p><text:s text:c="3"/>0.10<text:s/></text:p>
          </table:table-cell>
          <table:table-cell office:value-type="float" office:value="1.1662977831364225" table:style-name="ce15">
            <text:p><text:s text:c="3"/>1.17<text:s/></text:p>
          </table:table-cell>
          <table:table-cell office:value-type="float" office:value="824" table:style-name="ce14">
            <text:p><text:s text:c="3"/>824<text:s/></text:p>
          </table:table-cell>
          <table:table-cell office:value-type="float" office:value="3.4983982197398691E-2" table:style-name="ce15">
            <text:p><text:s text:c="3"/>0.03<text:s/></text:p>
          </table:table-cell>
          <table:table-cell office:value-type="float" office:value="0.41190817748550074" table:style-name="ce15">
            <text:p><text:s text:c="3"/>0.41<text:s/></text:p>
          </table:table-cell>
          <table:table-cell office:value-type="float" office:value="15303" table:style-name="ce14">
            <text:p><text:s text:c="3"/>15,303<text:s/></text:p>
          </table:table-cell>
          <table:table-cell office:value-type="float" office:value="0.64970859170727202" table:style-name="ce15">
            <text:p><text:s text:c="3"/>0.65<text:s/></text:p>
          </table:table-cell>
          <table:table-cell office:value-type="float" office:value="7.6497947088114291" table:style-name="ce15">
            <text:p><text:s text:c="3"/>7.65<text:s/></text:p>
          </table:table-cell>
          <table:table-cell office:value-type="float" office:value="14479" table:style-name="ce14">
            <text:p><text:s text:c="3"/>14,479<text:s/></text:p>
          </table:table-cell>
          <table:table-cell office:value-type="float" office:value="0.6147246095098734" table:style-name="ce15">
            <text:p><text:s text:c="3"/>0.61<text:s/></text:p>
          </table:table-cell>
          <table:table-cell office:value-type="float" office:value="7.2378865313259277" table:style-name="ce15">
            <text:p><text:s text:c="3"/>7.24<text:s/></text:p>
          </table:table-cell>
          <table:table-cell office:value-type="float" office:value="8920" table:style-name="ce14">
            <text:p><text:s text:c="3"/>8,920<text:s/></text:p>
          </table:table-cell>
          <table:table-cell office:value-type="float" office:value="0.3787100985446557" table:style-name="ce15">
            <text:p><text:s text:c="3"/>0.38<text:s/></text:p>
          </table:table-cell>
          <table:table-cell office:value-type="float" office:value="4.4590059989935273" table:style-name="ce15">
            <text:p><text:s text:c="3"/>4.46<text:s/></text:p>
          </table:table-cell>
          <table:table-cell office:value-type="float" office:value="4641" table:style-name="ce14">
            <text:p><text:s text:c="3"/>4,641<text:s/></text:p>
          </table:table-cell>
          <table:table-cell office:value-type="float" office:value="0.19703963759481471" table:style-name="ce15">
            <text:p><text:s text:c="3"/>0.20<text:s/></text:p>
          </table:table-cell>
          <table:table-cell office:value-type="float" office:value="2.319982829745399" table:style-name="ce16">
            <text:p><text:s text:c="3"/>2.32<text:s/></text:p>
          </table:table-cell>
          <table:table-cell table:number-columns-repeated="16365"/>
        </table:table-row>
        <table:table-row table:style-name="ro6">
          <table:table-cell office:value-type="string" table:style-name="ce13">
            <text:p>新北市</text:p>
          </table:table-cell>
          <table:table-cell office:value-type="float" office:value="1617" table:style-name="ce14">
            <text:p><text:s text:c="3"/>1,617<text:s/></text:p>
          </table:table-cell>
          <table:table-cell office:value-type="float" office:value="0.40603309433376672" table:style-name="ce15">
            <text:p><text:s text:c="3"/>0.41<text:s/></text:p>
          </table:table-cell>
          <table:table-cell office:value-type="float" office:value="4.7807122397362853" table:style-name="ce15">
            <text:p><text:s text:c="3"/>4.78<text:s/></text:p>
          </table:table-cell>
          <table:table-cell office:value-type="float" office:value="644" table:style-name="ce17">
            <text:p><text:s text:c="3"/>644<text:s/></text:p>
          </table:table-cell>
          <table:table-cell office:value-type="float" office:value="0.16167732695159784" table:style-name="ce15">
            <text:p><text:s text:c="3"/>0.16<text:s/></text:p>
          </table:table-cell>
          <table:table-cell office:value-type="float" office:value="1.9036201399139747" table:style-name="ce15">
            <text:p><text:s text:c="3"/>1.90<text:s/></text:p>
          </table:table-cell>
          <table:table-cell office:value-type="float" office:value="2642" table:style-name="ce17">
            <text:p><text:s text:c="3"/>2,642<text:s/></text:p>
          </table:table-cell>
          <table:table-cell office:value-type="float" office:value="0.66327872330143089" table:style-name="ce15">
            <text:p><text:s text:c="3"/>0.66<text:s/></text:p>
          </table:table-cell>
          <table:table-cell office:value-type="float" office:value="7.8095720646781386" table:style-name="ce15">
            <text:p><text:s text:c="3"/>7.81<text:s/></text:p>
          </table:table-cell>
          <table:table-cell office:value-type="float" office:value="1998" table:style-name="ce17">
            <text:p><text:s text:c="3"/>1,998<text:s/></text:p>
          </table:table-cell>
          <table:table-cell office:value-type="float" office:value="0.50160139634983303" table:style-name="ce15">
            <text:p><text:s text:c="3"/>0.50<text:s/></text:p>
          </table:table-cell>
          <table:table-cell office:value-type="float" office:value="5.9059519247641639" table:style-name="ce15">
            <text:p><text:s text:c="3"/>5.91<text:s/></text:p>
          </table:table-cell>
          <table:table-cell office:value-type="float" office:value="1525" table:style-name="ce17">
            <text:p><text:s text:c="3"/>1,525<text:s/></text:p>
          </table:table-cell>
          <table:table-cell office:value-type="float" office:value="0.38285391863538309" table:style-name="ce15">
            <text:p><text:s text:c="3"/>0.38<text:s/></text:p>
          </table:table-cell>
          <table:table-cell office:value-type="float" office:value="4.5077961387714467" table:style-name="ce15">
            <text:p><text:s text:c="3"/>4.51<text:s/></text:p>
          </table:table-cell>
          <table:table-cell office:value-type="float" office:value="856" table:style-name="ce17">
            <text:p><text:s text:c="3"/>856<text:s/></text:p>
          </table:table-cell>
          <table:table-cell office:value-type="float" office:value="0.21490029793566423" table:style-name="ce15">
            <text:p><text:s text:c="3"/>0.21<text:s/></text:p>
          </table:table-cell>
          <table:table-cell office:value-type="float" office:value="2.5302777015005624" table:style-name="ce16">
            <text:p><text:s text:c="3"/>2.53<text:s/></text:p>
          </table:table-cell>
          <table:table-cell table:number-columns-repeated="16365"/>
        </table:table-row>
        <table:table-row table:style-name="ro1">
          <table:table-cell office:value-type="string" table:style-name="ce13">
            <text:p>臺北市</text:p>
          </table:table-cell>
          <table:table-cell office:value-type="float" office:value="-2216" table:style-name="ce14">
            <text:p><text:s/>－2,216<text:s/></text:p>
          </table:table-cell>
          <table:table-cell office:value-type="float" office:value="-0.82383929185510685" table:style-name="ce15">
            <text:p><text:s/>－0.82<text:s/></text:p>
          </table:table-cell>
          <table:table-cell office:value-type="float" office:value="-9.7000432750681949" table:style-name="ce15">
            <text:p><text:s/>－9.70<text:s/></text:p>
          </table:table-cell>
          <table:table-cell office:value-type="float" office:value="484" table:style-name="ce17">
            <text:p><text:s text:c="3"/>484<text:s/></text:p>
          </table:table-cell>
          <table:table-cell office:value-type="float" office:value="0.18001016834298036" table:style-name="ce15">
            <text:p><text:s text:c="3"/>0.18<text:s/></text:p>
          </table:table-cell>
          <table:table-cell office:value-type="float" office:value="2.1194745627479947" table:style-name="ce15">
            <text:p><text:s text:c="3"/>2.12<text:s/></text:p>
          </table:table-cell>
          <table:table-cell office:value-type="float" office:value="1967" table:style-name="ce17">
            <text:p><text:s text:c="3"/>1,967<text:s/></text:p>
          </table:table-cell>
          <table:table-cell office:value-type="float" office:value="0.73157025026992228" table:style-name="ce15">
            <text:p><text:s text:c="3"/>0.73<text:s/></text:p>
          </table:table-cell>
          <table:table-cell office:value-type="float" office:value="8.6136497209200531" table:style-name="ce15">
            <text:p><text:s text:c="3"/>8.61<text:s/></text:p>
          </table:table-cell>
          <table:table-cell office:value-type="float" office:value="1483" table:style-name="ce17">
            <text:p><text:s text:c="3"/>1,483<text:s/></text:p>
          </table:table-cell>
          <table:table-cell office:value-type="float" office:value="0.55156008192694195" table:style-name="ce15">
            <text:p><text:s text:c="3"/>0.55<text:s/></text:p>
          </table:table-cell>
          <table:table-cell office:value-type="float" office:value="6.4941751581720579" table:style-name="ce15">
            <text:p><text:s text:c="3"/>6.49<text:s/></text:p>
          </table:table-cell>
          <table:table-cell office:value-type="float" office:value="1139" table:style-name="ce17">
            <text:p><text:s text:c="3"/>1,139<text:s/></text:p>
          </table:table-cell>
          <table:table-cell office:value-type="float" office:value="0.42361897054267489" table:style-name="ce15">
            <text:p><text:s text:c="3"/>0.42<text:s/></text:p>
          </table:table-cell>
          <table:table-cell office:value-type="float" office:value="4.9877717499379459" table:style-name="ce15">
            <text:p><text:s text:c="3"/>4.99<text:s/></text:p>
          </table:table-cell>
          <table:table-cell office:value-type="float" office:value="462" table:style-name="ce17">
            <text:p><text:s text:c="3"/>462<text:s/></text:p>
          </table:table-cell>
          <table:table-cell office:value-type="float" office:value="0.17182788796375398" table:style-name="ce15">
            <text:p><text:s text:c="3"/>0.17<text:s/></text:p>
          </table:table-cell>
          <table:table-cell office:value-type="float" office:value="2.0231348098958128" table:style-name="ce16">
            <text:p><text:s text:c="3"/>2.02<text:s/></text:p>
          </table:table-cell>
          <table:table-cell table:number-columns-repeated="16365"/>
        </table:table-row>
        <table:table-row table:style-name="ro1">
          <table:table-cell office:value-type="string" table:style-name="ce13">
            <text:p>桃園市</text:p>
          </table:table-cell>
          <table:table-cell office:value-type="float" office:value="3511" table:style-name="ce14">
            <text:p><text:s text:c="3"/>3,511<text:s/></text:p>
          </table:table-cell>
          <table:table-cell office:value-type="float" office:value="1.6197518379639197" table:style-name="ce15">
            <text:p><text:s text:c="3"/>1.62<text:s/></text:p>
          </table:table-cell>
          <table:table-cell office:value-type="float" office:value="19.071271640542928" table:style-name="ce15">
            <text:p><text:s text:c="3"/>19.07<text:s/></text:p>
          </table:table-cell>
          <table:table-cell office:value-type="float" office:value="793" table:style-name="ce17">
            <text:p><text:s text:c="3"/>793<text:s/></text:p>
          </table:table-cell>
          <table:table-cell office:value-type="float" office:value="0.36554366091745927" table:style-name="ce15">
            <text:p><text:s text:c="3"/>0.37<text:s/></text:p>
          </table:table-cell>
          <table:table-cell office:value-type="float" office:value="4.3039818140281492" table:style-name="ce15">
            <text:p><text:s text:c="3"/>4.30<text:s/></text:p>
          </table:table-cell>
          <table:table-cell office:value-type="float" office:value="1861" table:style-name="ce17">
            <text:p><text:s text:c="3"/>1,861<text:s/></text:p>
          </table:table-cell>
          <table:table-cell office:value-type="float" office:value="0.85785214749986349" table:style-name="ce15">
            <text:p><text:s text:c="3"/>0.86<text:s/></text:p>
          </table:table-cell>
          <table:table-cell office:value-type="float" office:value="10.100517220562908" table:style-name="ce15">
            <text:p><text:s text:c="3"/>10.10<text:s/></text:p>
          </table:table-cell>
          <table:table-cell office:value-type="float" office:value="1068" table:style-name="ce17">
            <text:p><text:s text:c="3"/>1,068<text:s/></text:p>
          </table:table-cell>
          <table:table-cell office:value-type="float" office:value="0.49230848658240417" table:style-name="ce15">
            <text:p><text:s text:c="3"/>0.49<text:s/></text:p>
          </table:table-cell>
          <table:table-cell office:value-type="float" office:value="5.7965354065347583" table:style-name="ce15">
            <text:p><text:s text:c="3"/>5.80<text:s/></text:p>
          </table:table-cell>
          <table:table-cell office:value-type="float" office:value="1004" table:style-name="ce17">
            <text:p><text:s text:c="3"/>1,004<text:s/></text:p>
          </table:table-cell>
          <table:table-cell office:value-type="float" office:value="0.46280685442765335" table:style-name="ce15">
            <text:p><text:s text:c="3"/>0.46<text:s/></text:p>
          </table:table-cell>
          <table:table-cell office:value-type="float" office:value="5.4491774795514027" table:style-name="ce15">
            <text:p><text:s text:c="3"/>5.45<text:s/></text:p>
          </table:table-cell>
          <table:table-cell office:value-type="float" office:value="521" table:style-name="ce17">
            <text:p><text:s text:c="3"/>521<text:s/></text:p>
          </table:table-cell>
          <table:table-cell office:value-type="float" office:value="0.24016172425976831" table:style-name="ce15">
            <text:p><text:s text:c="3"/>0.24<text:s/></text:p>
          </table:table-cell>
          <table:table-cell office:value-type="float" office:value="2.8277106243488852" table:style-name="ce16">
            <text:p><text:s text:c="3"/>2.83<text:s/></text:p>
          </table:table-cell>
          <table:table-cell table:number-columns-repeated="16365"/>
        </table:table-row>
        <table:table-row table:style-name="ro5">
          <table:table-cell office:value-type="string" table:style-name="ce13">
            <text:p>臺中市</text:p>
          </table:table-cell>
          <table:table-cell office:value-type="float" office:value="1603" table:style-name="ce14">
            <text:p><text:s text:c="3"/>1,603<text:s/></text:p>
          </table:table-cell>
          <table:table-cell office:value-type="float" office:value="0.57732915216891001" table:style-name="ce15">
            <text:p><text:s text:c="3"/>0.58<text:s/></text:p>
          </table:table-cell>
          <table:table-cell office:value-type="float" office:value="6.7975851787629731" table:style-name="ce15">
            <text:p><text:s text:c="3"/>6.80<text:s/></text:p>
          </table:table-cell>
          <table:table-cell office:value-type="float" office:value="428" table:style-name="ce17">
            <text:p><text:s text:c="3"/>428<text:s/></text:p>
          </table:table-cell>
          <table:table-cell office:value-type="float" office:value="0.15410203967371414" table:style-name="ce15">
            <text:p><text:s text:c="3"/>0.15<text:s/></text:p>
          </table:table-cell>
          <table:table-cell office:value-type="float" office:value="1.8144272413195375" table:style-name="ce15">
            <text:p><text:s text:c="3"/>1.81<text:s/></text:p>
          </table:table-cell>
          <table:table-cell office:value-type="float" office:value="1881" table:style-name="ce17">
            <text:p><text:s text:c="3"/>1,881<text:s/></text:p>
          </table:table-cell>
          <table:table-cell office:value-type="float" office:value="0.67725686127629969" table:style-name="ce15">
            <text:p><text:s text:c="3"/>0.68<text:s/></text:p>
          </table:table-cell>
          <table:table-cell office:value-type="float" office:value="7.9741533666403033" table:style-name="ce15">
            <text:p><text:s text:c="3"/>7.97<text:s/></text:p>
          </table:table-cell>
          <table:table-cell office:value-type="float" office:value="1453" table:style-name="ce17">
            <text:p><text:s text:c="3"/>1,453<text:s/></text:p>
          </table:table-cell>
          <table:table-cell office:value-type="float" office:value="0.52315482160258564" table:style-name="ce15">
            <text:p><text:s text:c="3"/>0.52<text:s/></text:p>
          </table:table-cell>
          <table:table-cell office:value-type="float" office:value="6.1597261253207662" table:style-name="ce15">
            <text:p><text:s text:c="3"/>6.16<text:s/></text:p>
          </table:table-cell>
          <table:table-cell office:value-type="float" office:value="1156" table:style-name="ce17">
            <text:p><text:s text:c="3"/>1,156<text:s/></text:p>
          </table:table-cell>
          <table:table-cell office:value-type="float" office:value="0.41621952771685405" table:style-name="ce15">
            <text:p><text:s text:c="3"/>0.42<text:s/></text:p>
          </table:table-cell>
          <table:table-cell office:value-type="float" office:value="4.9006492779565072" table:style-name="ce15">
            <text:p><text:s text:c="3"/>4.90<text:s/></text:p>
          </table:table-cell>
          <table:table-cell office:value-type="float" office:value="550" table:style-name="ce17">
            <text:p><text:s text:c="3"/>550<text:s/></text:p>
          </table:table-cell>
          <table:table-cell office:value-type="float" office:value="0.19802832201061396" table:style-name="ce15">
            <text:p><text:s text:c="3"/>0.20<text:s/></text:p>
          </table:table-cell>
          <table:table-cell office:value-type="float" office:value="2.3316237914152933" table:style-name="ce16">
            <text:p><text:s text:c="3"/>2.33<text:s/></text:p>
          </table:table-cell>
          <table:table-cell table:number-columns-repeated="16365"/>
        </table:table-row>
        <table:table-row table:style-name="ro1">
          <table:table-cell office:value-type="string" table:style-name="ce13">
            <text:p>臺南市</text:p>
          </table:table-cell>
          <table:table-cell office:value-type="float" office:value="-235" table:style-name="ce14">
            <text:p><text:s/>－235<text:s/></text:p>
          </table:table-cell>
          <table:table-cell office:value-type="float" office:value="-0.12456917617898099" table:style-name="ce15">
            <text:p><text:s/>－0.12<text:s/></text:p>
          </table:table-cell>
          <table:table-cell office:value-type="float" office:value="-1.4667015904944536" table:style-name="ce15">
            <text:p><text:s/>－1.47<text:s/></text:p>
          </table:table-cell>
          <table:table-cell office:value-type="float" office:value="-177" table:style-name="ce17">
            <text:p><text:s/>－177<text:s/></text:p>
          </table:table-cell>
          <table:table-cell office:value-type="float" office:value="-9.3830287515615188E-2" table:style-name="ce15">
            <text:p><text:s/>－0.09<text:s/></text:p>
          </table:table-cell>
          <table:table-cell office:value-type="float" office:value="-1.1047759659096628" table:style-name="ce15">
            <text:p><text:s/>－1.10<text:s/></text:p>
          </table:table-cell>
          <table:table-cell office:value-type="float" office:value="1038" table:style-name="ce17">
            <text:p><text:s text:c="3"/>1,038<text:s/></text:p>
          </table:table-cell>
          <table:table-cell office:value-type="float" office:value="0.55025897424411618" table:style-name="ce15">
            <text:p><text:s text:c="3"/>0.55<text:s/></text:p>
          </table:table-cell>
          <table:table-cell office:value-type="float" office:value="6.4788556644871749" table:style-name="ce15">
            <text:p><text:s text:c="3"/>6.48<text:s/></text:p>
          </table:table-cell>
          <table:table-cell office:value-type="float" office:value="1215" table:style-name="ce17">
            <text:p><text:s text:c="3"/>1,215<text:s/></text:p>
          </table:table-cell>
          <table:table-cell office:value-type="float" office:value="0.64408926175973136" table:style-name="ce15">
            <text:p><text:s text:c="3"/>0.64<text:s/></text:p>
          </table:table-cell>
          <table:table-cell office:value-type="float" office:value="7.5836316303968374" table:style-name="ce15">
            <text:p><text:s text:c="3"/>7.58<text:s/></text:p>
          </table:table-cell>
          <table:table-cell office:value-type="float" office:value="627" table:style-name="ce17">
            <text:p><text:s text:c="3"/>627<text:s/></text:p>
          </table:table-cell>
          <table:table-cell office:value-type="float" office:value="0.33238186594514535" table:style-name="ce15">
            <text:p><text:s text:c="3"/>0.33<text:s/></text:p>
          </table:table-cell>
          <table:table-cell office:value-type="float" office:value="3.9135284216121948" table:style-name="ce15">
            <text:p><text:s text:c="3"/>3.91<text:s/></text:p>
          </table:table-cell>
          <table:table-cell office:value-type="float" office:value="336" table:style-name="ce17">
            <text:p><text:s text:c="3"/>336<text:s/></text:p>
          </table:table-cell>
          <table:table-cell office:value-type="float" office:value="0.17811851189404918" table:style-name="ce15">
            <text:p><text:s text:c="3"/>0.18<text:s/></text:p>
          </table:table-cell>
          <table:table-cell office:value-type="float" office:value="2.0972018335912241" table:style-name="ce16">
            <text:p><text:s text:c="3"/>2.10<text:s/></text:p>
          </table:table-cell>
          <table:table-cell table:number-columns-repeated="16365"/>
        </table:table-row>
        <table:table-row table:style-name="ro1">
          <table:table-cell office:value-type="string" table:style-name="ce13">
            <text:p>高雄市</text:p>
          </table:table-cell>
          <table:table-cell office:value-type="float" office:value="-150" table:style-name="ce14">
            <text:p><text:s/>－150<text:s/></text:p>
          </table:table-cell>
          <table:table-cell office:value-type="float" office:value="-5.3995233300804205E-2" table:style-name="ce15">
            <text:p><text:s/>－0.05<text:s/></text:p>
          </table:table-cell>
          <table:table-cell office:value-type="float" office:value="-0.63575032757398497" table:style-name="ce15">
            <text:p><text:s/>－0.64<text:s/></text:p>
          </table:table-cell>
          <table:table-cell office:value-type="float" office:value="-318" table:style-name="ce17">
            <text:p><text:s/>－318<text:s/></text:p>
          </table:table-cell>
          <table:table-cell office:value-type="float" office:value="-0.11447298509547335" table:style-name="ce15">
            <text:p><text:s/>－0.11<text:s/></text:p>
          </table:table-cell>
          <table:table-cell office:value-type="float" office:value="-1.3478270825757346" table:style-name="ce15">
            <text:p><text:s/>－1.35<text:s/></text:p>
          </table:table-cell>
          <table:table-cell office:value-type="float" office:value="1514" table:style-name="ce17">
            <text:p><text:s text:c="3"/>1,514<text:s/></text:p>
          </table:table-cell>
          <table:table-cell office:value-type="float" office:value="0.54500660199542972" table:style-name="ce15">
            <text:p><text:s text:c="3"/>0.55<text:s/></text:p>
          </table:table-cell>
          <table:table-cell office:value-type="float" office:value="6.417013217042963" table:style-name="ce15">
            <text:p><text:s text:c="3"/>6.42<text:s/></text:p>
          </table:table-cell>
          <table:table-cell office:value-type="float" office:value="1832" table:style-name="ce17">
            <text:p><text:s text:c="3"/>1,832<text:s/></text:p>
          </table:table-cell>
          <table:table-cell office:value-type="float" office:value="0.65947958709090304" table:style-name="ce15">
            <text:p><text:s text:c="3"/>0.66<text:s/></text:p>
          </table:table-cell>
          <table:table-cell office:value-type="float" office:value="7.7648402996186974" table:style-name="ce15">
            <text:p><text:s text:c="3"/>7.76<text:s/></text:p>
          </table:table-cell>
          <table:table-cell office:value-type="float" office:value="987" table:style-name="ce17">
            <text:p><text:s text:c="3"/>987<text:s/></text:p>
          </table:table-cell>
          <table:table-cell office:value-type="float" office:value="0.35529822732462957" table:style-name="ce15">
            <text:p><text:s text:c="3"/>0.36<text:s/></text:p>
          </table:table-cell>
          <table:table-cell office:value-type="float" office:value="4.1833500959190255" table:style-name="ce15">
            <text:p><text:s text:c="3"/>4.18<text:s/></text:p>
          </table:table-cell>
          <table:table-cell office:value-type="float" office:value="557" table:style-name="ce17">
            <text:p><text:s text:c="3"/>557<text:s/></text:p>
          </table:table-cell>
          <table:table-cell office:value-type="float" office:value="0.20050771288735425" table:style-name="ce15">
            <text:p><text:s text:c="3"/>0.20<text:s/></text:p>
          </table:table-cell>
          <table:table-cell office:value-type="float" office:value="2.360816619480139" table:style-name="ce16">
            <text:p><text:s text:c="3"/>2.36<text:s/></text:p>
          </table:table-cell>
          <table:table-cell table:number-columns-repeated="16365"/>
        </table:table-row>
        <table:table-row table:style-name="ro7">
          <table:table-cell office:value-type="string" table:style-name="ce13">
            <text:p>臺灣省</text:p>
          </table:table-cell>
          <table:table-cell office:value-type="float" office:value="-2061" table:style-name="ce14">
            <text:p><text:s/>－2,061<text:s/></text:p>
          </table:table-cell>
          <table:table-cell office:value-type="float" office:value="-0.28933657832050574" table:style-name="ce15">
            <text:p><text:s/>－0.29<text:s/></text:p>
          </table:table-cell>
          <table:table-cell office:value-type="float" office:value="-3.4067048737736969" table:style-name="ce15">
            <text:p><text:s/>－3.41<text:s/></text:p>
          </table:table-cell>
          <table:table-cell office:value-type="float" office:value="-1058" table:style-name="ce17">
            <text:p><text:s/>－1,058<text:s/></text:p>
          </table:table-cell>
          <table:table-cell office:value-type="float" office:value="-0.14855040846799109" table:style-name="ce15">
            <text:p><text:s/>－0.15<text:s/></text:p>
          </table:table-cell>
          <table:table-cell office:value-type="float" office:value="-1.7490612609940885" table:style-name="ce15">
            <text:p><text:s/>－1.75<text:s/></text:p>
          </table:table-cell>
          <table:table-cell office:value-type="float" office:value="4296" table:style-name="ce17">
            <text:p><text:s text:c="3"/>4,296<text:s/></text:p>
          </table:table-cell>
          <table:table-cell office:value-type="float" office:value="0.60318766992295803" table:style-name="ce15">
            <text:p><text:s text:c="3"/>0.60<text:s/></text:p>
          </table:table-cell>
          <table:table-cell office:value-type="float" office:value="7.102048371673539" table:style-name="ce15">
            <text:p><text:s text:c="3"/>7.10<text:s/></text:p>
          </table:table-cell>
          <table:table-cell office:value-type="float" office:value="5354" table:style-name="ce17">
            <text:p><text:s text:c="3"/>5,354<text:s/></text:p>
          </table:table-cell>
          <table:table-cell office:value-type="float" office:value="0.75173807839094919" table:style-name="ce15">
            <text:p><text:s text:c="3"/>0.75<text:s/></text:p>
          </table:table-cell>
          <table:table-cell office:value-type="float" office:value="8.8511096326676277" table:style-name="ce15">
            <text:p><text:s text:c="3"/>8.85<text:s/></text:p>
          </table:table-cell>
          <table:table-cell office:value-type="float" office:value="2439" table:style-name="ce17">
            <text:p><text:s text:c="3"/>2,439<text:s/></text:p>
          </table:table-cell>
          <table:table-cell office:value-type="float" office:value="0.34245221763084144" table:style-name="ce15">
            <text:p><text:s text:c="3"/>0.34<text:s/></text:p>
          </table:table-cell>
          <table:table-cell office:value-type="float" office:value="4.0320986914599075" table:style-name="ce15">
            <text:p><text:s text:c="3"/>4.03<text:s/></text:p>
          </table:table-cell>
          <table:table-cell office:value-type="float" office:value="1337" table:style-name="ce17">
            <text:p><text:s text:c="3"/>1,337<text:s/></text:p>
          </table:table-cell>
          <table:table-cell office:value-type="float" office:value="0.18772390937779213" table:style-name="ce15">
            <text:p><text:s text:c="3"/>0.19<text:s/></text:p>
          </table:table-cell>
          <table:table-cell office:value-type="float" office:value="2.210297642674004" table:style-name="ce16">
            <text:p><text:s text:c="3"/>2.21<text:s/></text:p>
          </table:table-cell>
          <table:table-cell table:number-columns-repeated="16365"/>
        </table:table-row>
        <table:table-row table:style-name="ro8">
          <table:table-cell office:value-type="string" table:style-name="ce18">
            <text:p>宜蘭縣</text:p>
          </table:table-cell>
          <table:table-cell office:value-type="float" office:value="-121" table:style-name="ce19">
            <text:p><text:s/>－121<text:s/></text:p>
          </table:table-cell>
          <table:table-cell office:value-type="float" office:value="-0.26470884215039836" table:style-name="ce20">
            <text:p><text:s/>－0.26<text:s/></text:p>
          </table:table-cell>
          <table:table-cell office:value-type="float" office:value="-3.1167331414482389" table:style-name="ce20">
            <text:p><text:s/>－3.12<text:s/></text:p>
          </table:table-cell>
          <table:table-cell office:value-type="float" office:value="-85" table:style-name="ce21">
            <text:p><text:s/>－85<text:s/></text:p>
          </table:table-cell>
          <table:table-cell office:value-type="float" office:value="-0.18597710731207287" table:style-name="ce20">
            <text:p><text:s/>－0.19<text:s/></text:p>
          </table:table-cell>
          <table:table-cell office:value-type="float" office:value="-2.1897304570615033" table:style-name="ce20">
            <text:p><text:s/>－2.19<text:s/></text:p>
          </table:table-cell>
          <table:table-cell office:value-type="float" office:value="271" table:style-name="ce21">
            <text:p><text:s text:c="3"/>271<text:s/></text:p>
          </table:table-cell>
          <table:table-cell office:value-type="float" office:value="0.5929387774302558" table:style-name="ce20">
            <text:p><text:s text:c="3"/>0.59<text:s/></text:p>
          </table:table-cell>
          <table:table-cell office:value-type="float" office:value="6.9813759278078509" table:style-name="ce20">
            <text:p><text:s text:c="3"/>6.98<text:s/></text:p>
          </table:table-cell>
          <table:table-cell office:value-type="float" office:value="356" table:style-name="ce21">
            <text:p><text:s text:c="3"/>356<text:s/></text:p>
          </table:table-cell>
          <table:table-cell office:value-type="float" office:value="0.77891588474232876" table:style-name="ce20">
            <text:p><text:s text:c="3"/>0.78<text:s/></text:p>
          </table:table-cell>
          <table:table-cell office:value-type="float" office:value="9.1711063848693541" table:style-name="ce20">
            <text:p><text:s text:c="3"/>9.17<text:s/></text:p>
          </table:table-cell>
          <table:table-cell office:value-type="float" office:value="163" table:style-name="ce21">
            <text:p><text:s text:c="3"/>163<text:s/></text:p>
          </table:table-cell>
          <table:table-cell office:value-type="float" office:value="0.35663845284550444" table:style-name="ce20">
            <text:p><text:s text:c="3"/>0.36<text:s/></text:p>
          </table:table-cell>
          <table:table-cell office:value-type="float" office:value="4.1991301706002941" table:style-name="ce20">
            <text:p><text:s text:c="3"/>4.20<text:s/></text:p>
          </table:table-cell>
          <table:table-cell office:value-type="float" office:value="67" table:style-name="ce21">
            <text:p><text:s text:c="3"/>67<text:s/></text:p>
          </table:table-cell>
          <table:table-cell office:value-type="float" office:value="0.14659371988128098" table:style-name="ce20">
            <text:p><text:s text:c="3"/>0.15<text:s/></text:p>
          </table:table-cell>
          <table:table-cell office:value-type="float" office:value="1.7260228308602437" table:style-name="ce22">
            <text:p><text:s text:c="3"/>1.73<text:s/></text:p>
          </table:table-cell>
          <table:table-cell table:number-columns-repeated="16365"/>
        </table:table-row>
        <table:table-row table:style-name="ro9">
          <table:table-cell office:value-type="string" table:style-name="ce18">
            <text:p>新竹縣</text:p>
          </table:table-cell>
          <table:table-cell office:value-type="float" office:value="490" table:style-name="ce19">
            <text:p><text:s text:c="3"/>490<text:s/></text:p>
          </table:table-cell>
          <table:table-cell office:value-type="float" office:value="0.89158994140980385" table:style-name="ce20">
            <text:p><text:s text:c="3"/>0.89<text:s/></text:p>
          </table:table-cell>
          <table:table-cell office:value-type="float" office:value="10.497752535954142" table:style-name="ce20">
            <text:p><text:s text:c="3"/>10.50<text:s/></text:p>
          </table:table-cell>
          <table:table-cell office:value-type="float" office:value="110" table:style-name="ce21">
            <text:p><text:s text:c="3"/>110<text:s/></text:p>
          </table:table-cell>
          <table:table-cell office:value-type="float" office:value="0.20006365661801481" table:style-name="ce20">
            <text:p><text:s text:c="3"/>0.20<text:s/></text:p>
          </table:table-cell>
          <table:table-cell office:value-type="float" office:value="2.3555882150185616" table:style-name="ce20">
            <text:p><text:s text:c="3"/>2.36<text:s/></text:p>
          </table:table-cell>
          <table:table-cell office:value-type="float" office:value="413" table:style-name="ce21">
            <text:p><text:s text:c="3"/>413<text:s/></text:p>
          </table:table-cell>
          <table:table-cell office:value-type="float" office:value="0.75114809257491022" table:style-name="ce20">
            <text:p><text:s text:c="3"/>0.75<text:s/></text:p>
          </table:table-cell>
          <table:table-cell office:value-type="float" office:value="8.8441630254787817" table:style-name="ce20">
            <text:p><text:s text:c="3"/>8.84<text:s/></text:p>
          </table:table-cell>
          <table:table-cell office:value-type="float" office:value="303" table:style-name="ce21">
            <text:p><text:s text:c="3"/>303<text:s/></text:p>
          </table:table-cell>
          <table:table-cell office:value-type="float" office:value="0.55108443595689538" table:style-name="ce20">
            <text:p><text:s text:c="3"/>0.55<text:s/></text:p>
          </table:table-cell>
          <table:table-cell office:value-type="float" office:value="6.4885748104602197" table:style-name="ce20">
            <text:p><text:s text:c="3"/>6.49<text:s/></text:p>
          </table:table-cell>
          <table:table-cell office:value-type="float" office:value="193" table:style-name="ce21">
            <text:p><text:s text:c="3"/>193<text:s/></text:p>
          </table:table-cell>
          <table:table-cell office:value-type="float" office:value="0.35102077933888054" table:style-name="ce20">
            <text:p><text:s text:c="3"/>0.35<text:s/></text:p>
          </table:table-cell>
          <table:table-cell office:value-type="float" office:value="4.1329865954416585" table:style-name="ce20">
            <text:p><text:s text:c="3"/>4.13<text:s/></text:p>
          </table:table-cell>
          <table:table-cell office:value-type="float" office:value="119" table:style-name="ce21">
            <text:p><text:s text:c="3"/>119<text:s/></text:p>
          </table:table-cell>
          <table:table-cell office:value-type="float" office:value="0.21643250125039784" table:style-name="ce20">
            <text:p><text:s text:c="3"/>0.22<text:s/></text:p>
          </table:table-cell>
          <table:table-cell office:value-type="float" office:value="2.5483181598837166" table:style-name="ce22">
            <text:p><text:s text:c="3"/>2.55<text:s/></text:p>
          </table:table-cell>
          <table:table-cell table:number-columns-repeated="16365"/>
        </table:table-row>
        <table:table-row table:style-name="ro9">
          <table:table-cell office:value-type="string" table:style-name="ce18">
            <text:p>苗栗縣</text:p>
          </table:table-cell>
          <table:table-cell office:value-type="float" office:value="-352" table:style-name="ce19">
            <text:p><text:s/>－352<text:s/></text:p>
          </table:table-cell>
          <table:table-cell office:value-type="float" office:value="-0.63272481503584244" table:style-name="ce20">
            <text:p><text:s/>－0.63<text:s/></text:p>
          </table:table-cell>
          <table:table-cell office:value-type="float" office:value="-7.4498244350994351" table:style-name="ce20">
            <text:p><text:s/>－7.45<text:s/></text:p>
          </table:table-cell>
          <table:table-cell office:value-type="float" office:value="-110" table:style-name="ce21">
            <text:p><text:s/>－110<text:s/></text:p>
          </table:table-cell>
          <table:table-cell office:value-type="float" office:value="-0.19778907772751139" table:style-name="ce20">
            <text:p><text:s/>－0.20<text:s/></text:p>
          </table:table-cell>
          <table:table-cell office:value-type="float" office:value="-2.3288068829206985" table:style-name="ce20">
            <text:p><text:s/>－2.33<text:s/></text:p>
          </table:table-cell>
          <table:table-cell office:value-type="float" office:value="305" table:style-name="ce21">
            <text:p><text:s text:c="3"/>305<text:s/></text:p>
          </table:table-cell>
          <table:table-cell office:value-type="float" office:value="0.54841517006264517" table:style-name="ce20">
            <text:p><text:s text:c="3"/>0.55<text:s/></text:p>
          </table:table-cell>
          <table:table-cell office:value-type="float" office:value="6.4571463571892096" table:style-name="ce20">
            <text:p><text:s text:c="3"/>6.46<text:s/></text:p>
          </table:table-cell>
          <table:table-cell office:value-type="float" office:value="415" table:style-name="ce21">
            <text:p><text:s text:c="3"/>415<text:s/></text:p>
          </table:table-cell>
          <table:table-cell office:value-type="float" office:value="0.74620424779015659" table:style-name="ce20">
            <text:p><text:s text:c="3"/>0.75<text:s/></text:p>
          </table:table-cell>
          <table:table-cell office:value-type="float" office:value="8.7859532401099081" table:style-name="ce20">
            <text:p><text:s text:c="3"/>8.79<text:s/></text:p>
          </table:table-cell>
          <table:table-cell office:value-type="float" office:value="193" table:style-name="ce21">
            <text:p><text:s text:c="3"/>193<text:s/></text:p>
          </table:table-cell>
          <table:table-cell office:value-type="float" office:value="0.34702992728554272" table:style-name="ce20">
            <text:p><text:s text:c="3"/>0.35<text:s/></text:p>
          </table:table-cell>
          <table:table-cell office:value-type="float" office:value="4.0859975309426799" table:style-name="ce20">
            <text:p><text:s text:c="3"/>4.09<text:s/></text:p>
          </table:table-cell>
          <table:table-cell office:value-type="float" office:value="122" table:style-name="ce21">
            <text:p><text:s text:c="3"/>122<text:s/></text:p>
          </table:table-cell>
          <table:table-cell office:value-type="float" office:value="0.21936606802505809" table:style-name="ce20">
            <text:p><text:s text:c="3"/>0.22<text:s/></text:p>
          </table:table-cell>
          <table:table-cell office:value-type="float" office:value="2.5828585428756838" table:style-name="ce22">
            <text:p><text:s text:c="3"/>2.58<text:s/></text:p>
          </table:table-cell>
          <table:table-cell table:number-columns-repeated="16365"/>
        </table:table-row>
        <table:table-row table:style-name="ro9">
          <table:table-cell office:value-type="string" table:style-name="ce18">
            <text:p>彰化縣</text:p>
          </table:table-cell>
          <table:table-cell office:value-type="float" office:value="-378" table:style-name="ce19">
            <text:p><text:s/>－378<text:s/></text:p>
          </table:table-cell>
          <table:table-cell office:value-type="float" office:value="-0.29429557085165869" table:style-name="ce20">
            <text:p><text:s/>－0.29<text:s/></text:p>
          </table:table-cell>
          <table:table-cell office:value-type="float" office:value="-3.4650930116404974" table:style-name="ce20">
            <text:p><text:s/>－3.47<text:s/></text:p>
          </table:table-cell>
          <table:table-cell office:value-type="float" office:value="186" table:style-name="ce21">
            <text:p><text:s text:c="3"/>186<text:s/></text:p>
          </table:table-cell>
          <table:table-cell office:value-type="float" office:value="0.14483341820883111" table:style-name="ce20">
            <text:p><text:s text:c="3"/>0.14<text:s/></text:p>
          </table:table-cell>
          <table:table-cell office:value-type="float" office:value="1.7052966982652693" table:style-name="ce20">
            <text:p><text:s text:c="3"/>1.71<text:s/></text:p>
          </table:table-cell>
          <table:table-cell office:value-type="float" office:value="1044" table:style-name="ce21">
            <text:p><text:s text:c="3"/>1,044<text:s/></text:p>
          </table:table-cell>
          <table:table-cell office:value-type="float" office:value="0.81293596026892301" table:style-name="ce20">
            <text:p><text:s text:c="3"/>0.81<text:s/></text:p>
          </table:table-cell>
          <table:table-cell office:value-type="float" office:value="9.571665338650222" table:style-name="ce20">
            <text:p><text:s text:c="3"/>9.57<text:s/></text:p>
          </table:table-cell>
          <table:table-cell office:value-type="float" office:value="858" table:style-name="ce21">
            <text:p><text:s text:c="3"/>858<text:s/></text:p>
          </table:table-cell>
          <table:table-cell office:value-type="float" office:value="0.6681025420600919" table:style-name="ce20">
            <text:p><text:s text:c="3"/>0.67<text:s/></text:p>
          </table:table-cell>
          <table:table-cell office:value-type="float" office:value="7.8663686403849526" table:style-name="ce20">
            <text:p><text:s text:c="3"/>7.87<text:s/></text:p>
          </table:table-cell>
          <table:table-cell office:value-type="float" office:value="439" table:style-name="ce21">
            <text:p><text:s text:c="3"/>439<text:s/></text:p>
          </table:table-cell>
          <table:table-cell office:value-type="float" office:value="0.3418380139444992" table:style-name="ce20">
            <text:p><text:s text:c="3"/>0.34<text:s/></text:p>
          </table:table-cell>
          <table:table-cell office:value-type="float" office:value="4.0248669383787812" table:style-name="ce20">
            <text:p><text:s text:c="3"/>4.02<text:s/></text:p>
          </table:table-cell>
          <table:table-cell office:value-type="float" office:value="198" table:style-name="ce21">
            <text:p><text:s text:c="3"/>198<text:s/></text:p>
          </table:table-cell>
          <table:table-cell office:value-type="float" office:value="0.15417750970617505" table:style-name="ce20">
            <text:p><text:s text:c="3"/>0.15<text:s/></text:p>
          </table:table-cell>
          <table:table-cell office:value-type="float" office:value="1.8153158400888352" table:style-name="ce22">
            <text:p><text:s text:c="3"/>1.82<text:s/></text:p>
          </table:table-cell>
          <table:table-cell table:number-columns-repeated="16365"/>
        </table:table-row>
        <table:table-row table:style-name="ro5">
          <table:table-cell office:value-type="string" table:style-name="ce18">
            <text:p>南投縣</text:p>
          </table:table-cell>
          <table:table-cell office:value-type="float" office:value="-329" table:style-name="ce19">
            <text:p><text:s/>－329<text:s/></text:p>
          </table:table-cell>
          <table:table-cell office:value-type="float" office:value="-0.65373633164501121" table:style-name="ce20">
            <text:p><text:s/>－0.65<text:s/></text:p>
          </table:table-cell>
          <table:table-cell office:value-type="float" office:value="-7.6972180984009384" table:style-name="ce20">
            <text:p><text:s/>－7.70<text:s/></text:p>
          </table:table-cell>
          <table:table-cell office:value-type="float" office:value="-151" table:style-name="ce21">
            <text:p><text:s/>－151<text:s/></text:p>
          </table:table-cell>
          <table:table-cell office:value-type="float" office:value="-0.30014122539115257" table:style-name="ce20">
            <text:p><text:s/>－0.30<text:s/></text:p>
          </table:table-cell>
          <table:table-cell office:value-type="float" office:value="-3.5339208796055064" table:style-name="ce20">
            <text:p><text:s/>－3.53<text:s/></text:p>
          </table:table-cell>
          <table:table-cell office:value-type="float" office:value="263" table:style-name="ce21">
            <text:p><text:s text:c="3"/>263<text:s/></text:p>
          </table:table-cell>
          <table:table-cell office:value-type="float" office:value="0.52276253164154396" table:style-name="ce20">
            <text:p><text:s text:c="3"/>0.52<text:s/></text:p>
          </table:table-cell>
          <table:table-cell office:value-type="float" office:value="6.1551072273923717" table:style-name="ce20">
            <text:p><text:s text:c="3"/>6.16<text:s/></text:p>
          </table:table-cell>
          <table:table-cell office:value-type="float" office:value="414" table:style-name="ce21">
            <text:p><text:s text:c="3"/>414<text:s/></text:p>
          </table:table-cell>
          <table:table-cell office:value-type="float" office:value="0.82290375703269647" table:style-name="ce20">
            <text:p><text:s text:c="3"/>0.82<text:s/></text:p>
          </table:table-cell>
          <table:table-cell office:value-type="float" office:value="9.6890281069978776" table:style-name="ce20">
            <text:p><text:s text:c="3"/>9.69<text:s/></text:p>
          </table:table-cell>
          <table:table-cell office:value-type="float" office:value="176" table:style-name="ce21">
            <text:p><text:s text:c="3"/>176<text:s/></text:p>
          </table:table-cell>
          <table:table-cell office:value-type="float" office:value="0.34983348125061492" table:style-name="ce20">
            <text:p><text:s text:c="3"/>0.35<text:s/></text:p>
          </table:table-cell>
          <table:table-cell office:value-type="float" office:value="4.1190071179507886" table:style-name="ce20">
            <text:p><text:s text:c="3"/>4.12<text:s/></text:p>
          </table:table-cell>
          <table:table-cell office:value-type="float" office:value="83" table:style-name="ce21">
            <text:p><text:s text:c="3"/>83<text:s/></text:p>
          </table:table-cell>
          <table:table-cell office:value-type="float" office:value="0.164978289453415" table:style-name="ce20">
            <text:p><text:s text:c="3"/>0.16<text:s/></text:p>
          </table:table-cell>
          <table:table-cell office:value-type="float" office:value="1.942486311306338" table:style-name="ce22">
            <text:p><text:s text:c="3"/>1.94<text:s/></text:p>
          </table:table-cell>
          <table:table-cell table:number-columns-repeated="16365"/>
        </table:table-row>
        <table:table-row table:style-name="ro9">
          <table:table-cell office:value-type="string" table:style-name="ce18">
            <text:p>雲林縣</text:p>
          </table:table-cell>
          <table:table-cell office:value-type="float" office:value="-496" table:style-name="ce19">
            <text:p><text:s/>－496<text:s/></text:p>
          </table:table-cell>
          <table:table-cell office:value-type="float" office:value="-0.71617309441644883" table:style-name="ce20">
            <text:p><text:s/>－0.72<text:s/></text:p>
          </table:table-cell>
          <table:table-cell office:value-type="float" office:value="-8.4323606278065757" table:style-name="ce20">
            <text:p><text:s/>－8.43<text:s/></text:p>
          </table:table-cell>
          <table:table-cell office:value-type="float" office:value="-290" table:style-name="ce21">
            <text:p><text:s/>－290<text:s/></text:p>
          </table:table-cell>
          <table:table-cell office:value-type="float" office:value="-0.41888023203076025" table:style-name="ce20">
            <text:p><text:s/>－0.42<text:s/></text:p>
          </table:table-cell>
          <table:table-cell office:value-type="float" office:value="-4.9319769255234673" table:style-name="ce20">
            <text:p><text:s/>－4.93<text:s/></text:p>
          </table:table-cell>
          <table:table-cell office:value-type="float" office:value="348" table:style-name="ce21">
            <text:p><text:s text:c="3"/>348<text:s/></text:p>
          </table:table-cell>
          <table:table-cell office:value-type="float" office:value="0.5026562784369123" table:style-name="ce20">
            <text:p><text:s text:c="3"/>0.50<text:s/></text:p>
          </table:table-cell>
          <table:table-cell office:value-type="float" office:value="5.9183723106281612" table:style-name="ce20">
            <text:p><text:s text:c="3"/>5.92<text:s/></text:p>
          </table:table-cell>
          <table:table-cell office:value-type="float" office:value="638" table:style-name="ce21">
            <text:p><text:s text:c="3"/>638<text:s/></text:p>
          </table:table-cell>
          <table:table-cell office:value-type="float" office:value="0.9215365104676726" table:style-name="ce20">
            <text:p><text:s text:c="3"/>0.92<text:s/></text:p>
          </table:table-cell>
          <table:table-cell office:value-type="float" office:value="10.850349236151628" table:style-name="ce20">
            <text:p><text:s text:c="3"/>10.85<text:s/></text:p>
          </table:table-cell>
          <table:table-cell office:value-type="float" office:value="213" table:style-name="ce21">
            <text:p><text:s text:c="3"/>213<text:s/></text:p>
          </table:table-cell>
          <table:table-cell office:value-type="float" office:value="0.30766030835362734" table:style-name="ce20">
            <text:p><text:s text:c="3"/>0.31<text:s/></text:p>
          </table:table-cell>
          <table:table-cell office:value-type="float" office:value="3.6224520177120643" table:style-name="ce20">
            <text:p><text:s text:c="3"/>3.62<text:s/></text:p>
          </table:table-cell>
          <table:table-cell office:value-type="float" office:value="123" table:style-name="ce21">
            <text:p><text:s text:c="3"/>123<text:s/></text:p>
          </table:table-cell>
          <table:table-cell office:value-type="float" office:value="0.17766299496477073" table:style-name="ce20">
            <text:p><text:s text:c="3"/>0.18<text:s/></text:p>
          </table:table-cell>
          <table:table-cell office:value-type="float" office:value="2.0918384891013329" table:style-name="ce22">
            <text:p><text:s text:c="3"/>2.09<text:s/></text:p>
          </table:table-cell>
          <table:table-cell table:number-columns-repeated="16365"/>
        </table:table-row>
        <table:table-row table:style-name="ro9">
          <table:table-cell office:value-type="string" table:style-name="ce18">
            <text:p>嘉義縣</text:p>
          </table:table-cell>
          <table:table-cell office:value-type="float" office:value="-290" table:style-name="ce19">
            <text:p><text:s/>－290<text:s/></text:p>
          </table:table-cell>
          <table:table-cell office:value-type="float" office:value="-0.56521179850394287" table:style-name="ce20">
            <text:p><text:s/>－0.57<text:s/></text:p>
          </table:table-cell>
          <table:table-cell office:value-type="float" office:value="-6.6549131114173914" table:style-name="ce20">
            <text:p><text:s/>－6.65<text:s/></text:p>
          </table:table-cell>
          <table:table-cell office:value-type="float" office:value="-216" table:style-name="ce21">
            <text:p><text:s/>－216<text:s/></text:p>
          </table:table-cell>
          <table:table-cell office:value-type="float" office:value="-0.42110434614777253" table:style-name="ce20">
            <text:p><text:s/>－0.42<text:s/></text:p>
          </table:table-cell>
          <table:table-cell office:value-type="float" office:value="-4.9581640756108705" table:style-name="ce20">
            <text:p><text:s/>－4.96<text:s/></text:p>
          </table:table-cell>
          <table:table-cell office:value-type="float" office:value="229" table:style-name="ce21">
            <text:p><text:s text:c="3"/>229<text:s/></text:p>
          </table:table-cell>
          <table:table-cell office:value-type="float" office:value="0.44644858920296254" table:style-name="ce20">
            <text:p><text:s text:c="3"/>0.45<text:s/></text:p>
          </table:table-cell>
          <table:table-cell office:value-type="float" office:value="5.256572098680043" table:style-name="ce20">
            <text:p><text:s text:c="3"/>5.26<text:s/></text:p>
          </table:table-cell>
          <table:table-cell office:value-type="float" office:value="445" table:style-name="ce21">
            <text:p><text:s text:c="3"/>445<text:s/></text:p>
          </table:table-cell>
          <table:table-cell office:value-type="float" office:value="0.86755293535073508" table:style-name="ce20">
            <text:p><text:s text:c="3"/>0.87<text:s/></text:p>
          </table:table-cell>
          <table:table-cell office:value-type="float" office:value="10.214736174290913" table:style-name="ce20">
            <text:p><text:s text:c="3"/>10.21<text:s/></text:p>
          </table:table-cell>
          <table:table-cell office:value-type="float" office:value="148" table:style-name="ce21">
            <text:p><text:s text:c="3"/>148<text:s/></text:p>
          </table:table-cell>
          <table:table-cell office:value-type="float" office:value="0.28853445939754785" table:style-name="ce20">
            <text:p><text:s text:c="3"/>0.29<text:s/></text:p>
          </table:table-cell>
          <table:table-cell office:value-type="float" office:value="3.3972605703259666" table:style-name="ce20">
            <text:p><text:s text:c="3"/>3.40<text:s/></text:p>
          </table:table-cell>
          <table:table-cell office:value-type="float" office:value="100" table:style-name="ce21">
            <text:p><text:s text:c="3"/>100<text:s/></text:p>
          </table:table-cell>
          <table:table-cell office:value-type="float" office:value="0.19495571580915394" table:style-name="ce20">
            <text:p><text:s text:c="3"/>0.19<text:s/></text:p>
          </table:table-cell>
          <table:table-cell office:value-type="float" office:value="2.2954463313013287" table:style-name="ce22">
            <text:p><text:s text:c="3"/>2.30<text:s/></text:p>
          </table:table-cell>
          <table:table-cell table:number-columns-repeated="16365"/>
        </table:table-row>
        <table:table-row table:style-name="ro9">
          <table:table-cell office:value-type="string" table:style-name="ce18">
            <text:p>屏東縣</text:p>
          </table:table-cell>
          <table:table-cell office:value-type="float" office:value="-362" table:style-name="ce19">
            <text:p><text:s/>－362<text:s/></text:p>
          </table:table-cell>
          <table:table-cell office:value-type="float" office:value="-0.43484058047613844" table:style-name="ce20">
            <text:p><text:s/>－0.43<text:s/></text:p>
          </table:table-cell>
          <table:table-cell office:value-type="float" office:value="-5.1198971572190493" table:style-name="ce20">
            <text:p><text:s/>－5.12<text:s/></text:p>
          </table:table-cell>
          <table:table-cell office:value-type="float" office:value="-288" table:style-name="ce21">
            <text:p><text:s/>－288<text:s/></text:p>
          </table:table-cell>
          <table:table-cell office:value-type="float" office:value="-0.34602575008290198" table:style-name="ce20">
            <text:p><text:s/>－0.35<text:s/></text:p>
          </table:table-cell>
          <table:table-cell office:value-type="float" office:value="-4.074174154201911" table:style-name="ce20">
            <text:p><text:s/>－4.07<text:s/></text:p>
          </table:table-cell>
          <table:table-cell office:value-type="float" office:value="381" table:style-name="ce21">
            <text:p><text:s text:c="3"/>381<text:s/></text:p>
          </table:table-cell>
          <table:table-cell office:value-type="float" office:value="0.45776323188050577" table:style-name="ce20">
            <text:p><text:s text:c="3"/>0.46<text:s/></text:p>
          </table:table-cell>
          <table:table-cell office:value-type="float" office:value="5.3897928914962776" table:style-name="ce20">
            <text:p><text:s text:c="3"/>5.39<text:s/></text:p>
          </table:table-cell>
          <table:table-cell office:value-type="float" office:value="669" table:style-name="ce21">
            <text:p><text:s text:c="3"/>669<text:s/></text:p>
          </table:table-cell>
          <table:table-cell office:value-type="float" office:value="0.80378898196340776" table:style-name="ce20">
            <text:p><text:s text:c="3"/>0.80<text:s/></text:p>
          </table:table-cell>
          <table:table-cell office:value-type="float" office:value="9.4639670456981886" table:style-name="ce20">
            <text:p><text:s text:c="3"/>9.46<text:s/></text:p>
          </table:table-cell>
          <table:table-cell office:value-type="float" office:value="285" table:style-name="ce21">
            <text:p><text:s text:c="3"/>285<text:s/></text:p>
          </table:table-cell>
          <table:table-cell office:value-type="float" office:value="0.34242131518620511" table:style-name="ce20">
            <text:p><text:s text:c="3"/>0.34<text:s/></text:p>
          </table:table-cell>
          <table:table-cell office:value-type="float" office:value="4.0317348400956412" table:style-name="ce20">
            <text:p><text:s text:c="3"/>4.03<text:s/></text:p>
          </table:table-cell>
          <table:table-cell office:value-type="float" office:value="166" table:style-name="ce21">
            <text:p><text:s text:c="3"/>166<text:s/></text:p>
          </table:table-cell>
          <table:table-cell office:value-type="float" office:value="0.19944539761722824" table:style-name="ce20">
            <text:p><text:s text:c="3"/>0.20<text:s/></text:p>
          </table:table-cell>
          <table:table-cell office:value-type="float" office:value="2.3483087138802681" table:style-name="ce22">
            <text:p><text:s text:c="3"/>2.35<text:s/></text:p>
          </table:table-cell>
          <table:table-cell table:number-columns-repeated="16365"/>
        </table:table-row>
        <table:table-row table:style-name="ro5">
          <table:table-cell office:value-type="string" table:style-name="ce18">
            <text:p>臺東縣</text:p>
          </table:table-cell>
          <table:table-cell office:value-type="float" office:value="-109" table:style-name="ce19">
            <text:p><text:s/>－109<text:s/></text:p>
          </table:table-cell>
          <table:table-cell office:value-type="float" office:value="-0.49526769446072616" table:style-name="ce20">
            <text:p><text:s/>－0.50<text:s/></text:p>
          </table:table-cell>
          <table:table-cell office:value-type="float" office:value="-5.8313776928440344" table:style-name="ce20">
            <text:p><text:s/>－5.83<text:s/></text:p>
          </table:table-cell>
          <table:table-cell office:value-type="float" office:value="-108" table:style-name="ce21">
            <text:p><text:s/>－108<text:s/></text:p>
          </table:table-cell>
          <table:table-cell office:value-type="float" office:value="-0.49084550410514999" table:style-name="ce20">
            <text:p><text:s/>－0.49<text:s/></text:p>
          </table:table-cell>
          <table:table-cell office:value-type="float" office:value="-5.7793099676896693" table:style-name="ce20">
            <text:p><text:s/>－5.78<text:s/></text:p>
          </table:table-cell>
          <table:table-cell office:value-type="float" office:value="123" table:style-name="ce21">
            <text:p><text:s text:c="3"/>123<text:s/></text:p>
          </table:table-cell>
          <table:table-cell office:value-type="float" office:value="0.55901849078642085" table:style-name="ce20">
            <text:p><text:s text:c="3"/>0.56<text:s/></text:p>
          </table:table-cell>
          <table:table-cell office:value-type="float" office:value="6.5819919076465681" table:style-name="ce20">
            <text:p><text:s text:c="3"/>6.58<text:s/></text:p>
          </table:table-cell>
          <table:table-cell office:value-type="float" office:value="231" table:style-name="ce21">
            <text:p><text:s text:c="3"/>231<text:s/></text:p>
          </table:table-cell>
          <table:table-cell office:value-type="float" office:value="1.0498639948915709" table:style-name="ce20">
            <text:p><text:s text:c="3"/>1.05<text:s/></text:p>
          </table:table-cell>
          <table:table-cell office:value-type="float" office:value="12.361301875336238" table:style-name="ce20">
            <text:p><text:s text:c="3"/>12.36<text:s/></text:p>
          </table:table-cell>
          <table:table-cell office:value-type="float" office:value="78" table:style-name="ce21">
            <text:p><text:s text:c="3"/>78<text:s/></text:p>
          </table:table-cell>
          <table:table-cell office:value-type="float" office:value="0.35449953074260837" table:style-name="ce20">
            <text:p><text:s text:c="3"/>0.35<text:s/></text:p>
          </table:table-cell>
          <table:table-cell office:value-type="float" office:value="4.1739460877758727" table:style-name="ce20">
            <text:p><text:s text:c="3"/>4.17<text:s/></text:p>
          </table:table-cell>
          <table:table-cell office:value-type="float" office:value="49" table:style-name="ce21">
            <text:p><text:s text:c="3"/>49<text:s/></text:p>
          </table:table-cell>
          <table:table-cell office:value-type="float" office:value="0.22269842315881805" table:style-name="ce20">
            <text:p><text:s text:c="3"/>0.22<text:s/></text:p>
          </table:table-cell>
          <table:table-cell office:value-type="float" office:value="2.6220943371925354" table:style-name="ce22">
            <text:p><text:s text:c="3"/>2.62<text:s/></text:p>
          </table:table-cell>
          <table:table-cell table:number-columns-repeated="16365"/>
        </table:table-row>
        <table:table-row table:style-name="ro9">
          <table:table-cell office:value-type="string" table:style-name="ce18">
            <text:p>花蓮縣</text:p>
          </table:table-cell>
          <table:table-cell office:value-type="float" office:value="-131" table:style-name="ce19">
            <text:p><text:s/>－131<text:s/></text:p>
          </table:table-cell>
          <table:table-cell office:value-type="float" office:value="-0.39699856959294011" table:style-name="ce20">
            <text:p><text:s/>－0.40<text:s/></text:p>
          </table:table-cell>
          <table:table-cell office:value-type="float" office:value="-4.6743379968201006" table:style-name="ce20">
            <text:p><text:s/>－4.67<text:s/></text:p>
          </table:table-cell>
          <table:table-cell office:value-type="float" office:value="-87" table:style-name="ce21">
            <text:p><text:s/>－87<text:s/></text:p>
          </table:table-cell>
          <table:table-cell office:value-type="float" office:value="-0.26370788441107512" table:style-name="ce20">
            <text:p><text:s/>－0.26<text:s/></text:p>
          </table:table-cell>
          <table:table-cell office:value-type="float" office:value="-3.1049476712916908" table:style-name="ce20">
            <text:p><text:s/>－3.10<text:s/></text:p>
          </table:table-cell>
          <table:table-cell office:value-type="float" office:value="206" table:style-name="ce21">
            <text:p><text:s text:c="3"/>206<text:s/></text:p>
          </table:table-cell>
          <table:table-cell office:value-type="float" office:value="0.62441177228369515" table:style-name="ce20">
            <text:p><text:s text:c="3"/>0.62<text:s/></text:p>
          </table:table-cell>
          <table:table-cell office:value-type="float" office:value="7.3519450607596362" table:style-name="ce20">
            <text:p><text:s text:c="3"/>7.35<text:s/></text:p>
          </table:table-cell>
          <table:table-cell office:value-type="float" office:value="293" table:style-name="ce21">
            <text:p><text:s text:c="3"/>293<text:s/></text:p>
          </table:table-cell>
          <table:table-cell office:value-type="float" office:value="0.88811965669477022" table:style-name="ce20">
            <text:p><text:s text:c="3"/>0.89<text:s/></text:p>
          </table:table-cell>
          <table:table-cell office:value-type="float" office:value="10.456892732051328" table:style-name="ce20">
            <text:p><text:s text:c="3"/>10.46<text:s/></text:p>
          </table:table-cell>
          <table:table-cell office:value-type="float" office:value="120" table:style-name="ce21">
            <text:p><text:s text:c="3"/>120<text:s/></text:p>
          </table:table-cell>
          <table:table-cell office:value-type="float" office:value="0.36373501298079325" table:style-name="ce20">
            <text:p><text:s text:c="3"/>0.36<text:s/></text:p>
          </table:table-cell>
          <table:table-cell office:value-type="float" office:value="4.2826864431609533" table:style-name="ce20">
            <text:p><text:s text:c="3"/>4.28<text:s/></text:p>
          </table:table-cell>
          <table:table-cell office:value-type="float" office:value="82" table:style-name="ce21">
            <text:p><text:s text:c="3"/>82<text:s/></text:p>
          </table:table-cell>
          <table:table-cell office:value-type="float" office:value="0.24855225887020874" table:style-name="ce20">
            <text:p><text:s text:c="3"/>0.25<text:s/></text:p>
          </table:table-cell>
          <table:table-cell office:value-type="float" office:value="2.9265024028266513" table:style-name="ce22">
            <text:p><text:s text:c="3"/>2.93<text:s/></text:p>
          </table:table-cell>
          <table:table-cell table:number-columns-repeated="16365"/>
        </table:table-row>
        <table:table-row table:style-name="ro9">
          <table:table-cell office:value-type="string" table:style-name="ce18">
            <text:p>澎湖縣</text:p>
          </table:table-cell>
          <table:table-cell office:value-type="float" office:value="13" table:style-name="ce19">
            <text:p><text:s text:c="3"/>13<text:s/></text:p>
          </table:table-cell>
          <table:table-cell office:value-type="float" office:value="0.12571804344041931" table:style-name="ce20">
            <text:p><text:s text:c="3"/>0.13<text:s/></text:p>
          </table:table-cell>
          <table:table-cell office:value-type="float" office:value="1.4802285759920339" table:style-name="ce20">
            <text:p><text:s text:c="3"/>1.48<text:s/></text:p>
          </table:table-cell>
          <table:table-cell office:value-type="float" office:value="-15" table:style-name="ce21">
            <text:p><text:s/>－15<text:s/></text:p>
          </table:table-cell>
          <table:table-cell office:value-type="float" office:value="-0.14505016318143357" table:style-name="ce20">
            <text:p><text:s/>－0.15<text:s/></text:p>
          </table:table-cell>
          <table:table-cell office:value-type="float" office:value="-1.7078486955233307" table:style-name="ce20">
            <text:p><text:s/>－1.71<text:s/></text:p>
          </table:table-cell>
          <table:table-cell office:value-type="float" office:value="76" table:style-name="ce21">
            <text:p><text:s text:c="3"/>76<text:s/></text:p>
          </table:table-cell>
          <table:table-cell office:value-type="float" office:value="0.73492082678593018" table:style-name="ce20">
            <text:p><text:s text:c="3"/>0.73<text:s/></text:p>
          </table:table-cell>
          <table:table-cell office:value-type="float" office:value="8.6531000573182091" table:style-name="ce20">
            <text:p><text:s text:c="3"/>8.65<text:s/></text:p>
          </table:table-cell>
          <table:table-cell office:value-type="float" office:value="91" table:style-name="ce21">
            <text:p><text:s text:c="3"/>91<text:s/></text:p>
          </table:table-cell>
          <table:table-cell office:value-type="float" office:value="0.87997098996736367" table:style-name="ce20">
            <text:p><text:s text:c="3"/>0.88<text:s/></text:p>
          </table:table-cell>
          <table:table-cell office:value-type="float" office:value="10.360948752841541" table:style-name="ce20">
            <text:p><text:s text:c="3"/>10.36<text:s/></text:p>
          </table:table-cell>
          <table:table-cell office:value-type="float" office:value="30" table:style-name="ce21">
            <text:p><text:s text:c="3"/>30<text:s/></text:p>
          </table:table-cell>
          <table:table-cell office:value-type="float" office:value="0.29010032636286714" table:style-name="ce20">
            <text:p><text:s text:c="3"/>0.29<text:s/></text:p>
          </table:table-cell>
          <table:table-cell office:value-type="float" office:value="3.4156973910466615" table:style-name="ce20">
            <text:p><text:s text:c="3"/>3.42<text:s/></text:p>
          </table:table-cell>
          <table:table-cell office:value-type="float" office:value="19" table:style-name="ce21">
            <text:p><text:s text:c="3"/>19<text:s/></text:p>
          </table:table-cell>
          <table:table-cell office:value-type="float" office:value="0.18373020669648255" table:style-name="ce20">
            <text:p><text:s text:c="3"/>0.18<text:s/></text:p>
          </table:table-cell>
          <table:table-cell office:value-type="float" office:value="2.1632750143295523" table:style-name="ce22">
            <text:p><text:s text:c="3"/>2.16<text:s/></text:p>
          </table:table-cell>
          <table:table-cell table:number-columns-repeated="16365"/>
        </table:table-row>
        <table:table-row table:style-name="ro8">
          <table:table-cell office:value-type="string" table:style-name="ce18">
            <text:p>基隆市</text:p>
          </table:table-cell>
          <table:table-cell office:value-type="float" office:value="-23" table:style-name="ce19">
            <text:p><text:s/>－23<text:s/></text:p>
          </table:table-cell>
          <table:table-cell office:value-type="float" office:value="-6.1848573180307412E-2" table:style-name="ce20">
            <text:p><text:s/>－0.06<text:s/></text:p>
          </table:table-cell>
          <table:table-cell office:value-type="float" office:value="-0.7282170713165228" table:style-name="ce20">
            <text:p><text:s/>－0.73<text:s/></text:p>
          </table:table-cell>
          <table:table-cell office:value-type="float" office:value="-91" table:style-name="ce21">
            <text:p><text:s/>－91<text:s/></text:p>
          </table:table-cell>
          <table:table-cell office:value-type="float" office:value="-0.24471279189059456" table:style-name="ce20">
            <text:p><text:s/>－0.24<text:s/></text:p>
          </table:table-cell>
          <table:table-cell office:value-type="float" office:value="-2.8812957754860329" table:style-name="ce20">
            <text:p><text:s/>－2.88<text:s/></text:p>
          </table:table-cell>
          <table:table-cell office:value-type="float" office:value="174" table:style-name="ce21">
            <text:p><text:s text:c="3"/>174<text:s/></text:p>
          </table:table-cell>
          <table:table-cell office:value-type="float" office:value="0.46791237130729069" table:style-name="ce20">
            <text:p><text:s text:c="3"/>0.47<text:s/></text:p>
          </table:table-cell>
          <table:table-cell office:value-type="float" office:value="5.5092908234568094" table:style-name="ce20">
            <text:p><text:s text:c="3"/>5.51<text:s/></text:p>
          </table:table-cell>
          <table:table-cell office:value-type="float" office:value="265" table:style-name="ce21">
            <text:p><text:s text:c="3"/>265<text:s/></text:p>
          </table:table-cell>
          <table:table-cell office:value-type="float" office:value="0.71262516319788527" table:style-name="ce20">
            <text:p><text:s text:c="3"/>0.71<text:s/></text:p>
          </table:table-cell>
          <table:table-cell office:value-type="float" office:value="8.3905865989428428" table:style-name="ce20">
            <text:p><text:s text:c="3"/>8.39<text:s/></text:p>
          </table:table-cell>
          <table:table-cell office:value-type="float" office:value="159" table:style-name="ce21">
            <text:p><text:s text:c="3"/>159<text:s/></text:p>
          </table:table-cell>
          <table:table-cell office:value-type="float" office:value="0.42757509791873116" table:style-name="ce20">
            <text:p><text:s text:c="3"/>0.43<text:s/></text:p>
          </table:table-cell>
          <table:table-cell office:value-type="float" office:value="5.0343519593657051" table:style-name="ce20">
            <text:p><text:s text:c="3"/>5.03<text:s/></text:p>
          </table:table-cell>
          <table:table-cell office:value-type="float" office:value="79" table:style-name="ce21">
            <text:p><text:s text:c="3"/>79<text:s/></text:p>
          </table:table-cell>
          <table:table-cell office:value-type="float" office:value="0.21244297317974692" table:style-name="ce20">
            <text:p><text:s text:c="3"/>0.21<text:s/></text:p>
          </table:table-cell>
          <table:table-cell office:value-type="float" office:value="2.5013446842131493" table:style-name="ce22">
            <text:p><text:s text:c="3"/>2.50<text:s/></text:p>
          </table:table-cell>
          <table:table-cell table:number-columns-repeated="16365"/>
        </table:table-row>
        <table:table-row table:style-name="ro9">
          <table:table-cell office:value-type="string" table:style-name="ce18">
            <text:p>新竹市</text:p>
          </table:table-cell>
          <table:table-cell office:value-type="float" office:value="136" table:style-name="ce19">
            <text:p><text:s text:c="3"/>136<text:s/></text:p>
          </table:table-cell>
          <table:table-cell office:value-type="float" office:value="0.30958413290264719" table:style-name="ce20">
            <text:p><text:s text:c="3"/>0.31<text:s/></text:p>
          </table:table-cell>
          <table:table-cell office:value-type="float" office:value="3.6451035003053618" table:style-name="ce20">
            <text:p><text:s text:c="3"/>3.65<text:s/></text:p>
          </table:table-cell>
          <table:table-cell office:value-type="float" office:value="111" table:style-name="ce21">
            <text:p><text:s text:c="3"/>111<text:s/></text:p>
          </table:table-cell>
          <table:table-cell office:value-type="float" office:value="0.25263617886641465" table:style-name="ce20">
            <text:p><text:s text:c="3"/>0.25<text:s/></text:p>
          </table:table-cell>
          <table:table-cell office:value-type="float" office:value="2.9745872672981077" table:style-name="ce20">
            <text:p><text:s text:c="3"/>2.97<text:s/></text:p>
          </table:table-cell>
          <table:table-cell office:value-type="float" office:value="322" table:style-name="ce21">
            <text:p><text:s text:c="3"/>322<text:s/></text:p>
          </table:table-cell>
          <table:table-cell office:value-type="float" office:value="0.73287251887374338" table:style-name="ce20">
            <text:p><text:s text:c="3"/>0.73<text:s/></text:p>
          </table:table-cell>
          <table:table-cell office:value-type="float" office:value="8.6289828835134301" table:style-name="ce20">
            <text:p><text:s text:c="3"/>8.63<text:s/></text:p>
          </table:table-cell>
          <table:table-cell office:value-type="float" office:value="211" table:style-name="ce21">
            <text:p><text:s text:c="3"/>211<text:s/></text:p>
          </table:table-cell>
          <table:table-cell office:value-type="float" office:value="0.48023634000732873" table:style-name="ce20">
            <text:p><text:s text:c="3"/>0.48<text:s/></text:p>
          </table:table-cell>
          <table:table-cell office:value-type="float" office:value="5.6543956162153224" table:style-name="ce20">
            <text:p><text:s text:c="3"/>5.65<text:s/></text:p>
          </table:table-cell>
          <table:table-cell office:value-type="float" office:value="172" table:style-name="ce21">
            <text:p><text:s text:c="3"/>172<text:s/></text:p>
          </table:table-cell>
          <table:table-cell office:value-type="float" office:value="0.39147227716237221" table:style-name="ce20">
            <text:p><text:s text:c="3"/>0.39<text:s/></text:p>
          </table:table-cell>
          <table:table-cell office:value-type="float" office:value="4.6092703601376082" table:style-name="ce20">
            <text:p><text:s text:c="3"/>4.61<text:s/></text:p>
          </table:table-cell>
          <table:table-cell office:value-type="float" office:value="85" table:style-name="ce21">
            <text:p><text:s text:c="3"/>85<text:s/></text:p>
          </table:table-cell>
          <table:table-cell office:value-type="float" office:value="0.19346013696977699" table:style-name="ce20">
            <text:p><text:s text:c="3"/>0.19<text:s/></text:p>
          </table:table-cell>
          <table:table-cell office:value-type="float" office:value="2.2778370965796322" table:style-name="ce22">
            <text:p><text:s text:c="3"/>2.28<text:s/></text:p>
          </table:table-cell>
          <table:table-cell table:number-columns-repeated="16365"/>
        </table:table-row>
        <table:table-row table:style-name="ro9">
          <table:table-cell office:value-type="string" table:style-name="ce18">
            <text:p>嘉義市</text:p>
          </table:table-cell>
          <table:table-cell office:value-type="float" office:value="-109" table:style-name="ce19">
            <text:p><text:s/>－109<text:s/></text:p>
          </table:table-cell>
          <table:table-cell office:value-type="float" office:value="-0.40412728897325717" table:style-name="ce20">
            <text:p><text:s/>－0.40<text:s/></text:p>
          </table:table-cell>
          <table:table-cell office:value-type="float" office:value="-4.7582729185560924" table:style-name="ce20">
            <text:p><text:s/>－4.76<text:s/></text:p>
          </table:table-cell>
          <table:table-cell office:value-type="float" office:value="-24" table:style-name="ce21">
            <text:p><text:s/>－24<text:s/></text:p>
          </table:table-cell>
          <table:table-cell office:value-type="float" office:value="-8.9000139062717282E-2" table:style-name="ce20">
            <text:p><text:s/>－0.09<text:s/></text:p>
          </table:table-cell>
          <table:table-cell office:value-type="float" office:value="-1.0479048631578003" table:style-name="ce20">
            <text:p><text:s/>－1.05<text:s/></text:p>
          </table:table-cell>
          <table:table-cell office:value-type="float" office:value="141" table:style-name="ce21">
            <text:p><text:s text:c="3"/>141<text:s/></text:p>
          </table:table-cell>
          <table:table-cell office:value-type="float" office:value="0.52287581699346408" table:style-name="ce20">
            <text:p><text:s text:c="3"/>0.52<text:s/></text:p>
          </table:table-cell>
          <table:table-cell office:value-type="float" office:value="6.1564410710520772" table:style-name="ce20">
            <text:p><text:s text:c="3"/>6.16<text:s/></text:p>
          </table:table-cell>
          <table:table-cell office:value-type="float" office:value="165" table:style-name="ce21">
            <text:p><text:s text:c="3"/>165<text:s/></text:p>
          </table:table-cell>
          <table:table-cell office:value-type="float" office:value="0.61187595605618139" table:style-name="ce20">
            <text:p><text:s text:c="3"/>0.61<text:s/></text:p>
          </table:table-cell>
          <table:table-cell office:value-type="float" office:value="7.2043459342098775" table:style-name="ce20">
            <text:p><text:s text:c="3"/>7.20<text:s/></text:p>
          </table:table-cell>
          <table:table-cell office:value-type="float" office:value="70" table:style-name="ce21">
            <text:p><text:s text:c="3"/>70<text:s/></text:p>
          </table:table-cell>
          <table:table-cell office:value-type="float" office:value="0.25958373893292541" table:style-name="ce20">
            <text:p><text:s text:c="3"/>0.26<text:s/></text:p>
          </table:table-cell>
          <table:table-cell office:value-type="float" office:value="3.0563891842102509" table:style-name="ce20">
            <text:p><text:s text:c="3"/>3.06<text:s/></text:p>
          </table:table-cell>
          <table:table-cell office:value-type="float" office:value="45" table:style-name="ce21">
            <text:p><text:s text:c="3"/>45<text:s/></text:p>
          </table:table-cell>
          <table:table-cell office:value-type="float" office:value="0.1668752607425949" table:style-name="ce20">
            <text:p><text:s text:c="3"/>0.17<text:s/></text:p>
          </table:table-cell>
          <table:table-cell office:value-type="float" office:value="1.9648216184208755" table:style-name="ce22">
            <text:p><text:s text:c="3"/>1.96<text:s/></text:p>
          </table:table-cell>
          <table:table-cell table:number-columns-repeated="16365"/>
        </table:table-row>
        <table:table-row table:style-name="ro10">
          <table:table-cell office:value-type="string" table:style-name="ce13">
            <text:p>福建省</text:p>
          </table:table-cell>
          <table:table-cell office:value-type="float" office:value="264" table:style-name="ce14">
            <text:p><text:s text:c="3"/>264<text:s/></text:p>
          </table:table-cell>
          <table:table-cell office:value-type="float" office:value="1.7804274374658582" table:style-name="ce15">
            <text:p><text:s text:c="3"/>1.78<text:s/></text:p>
          </table:table-cell>
          <table:table-cell office:value-type="float" office:value="20.963097247581882" table:style-name="ce15">
            <text:p><text:s text:c="3"/>20.96<text:s/></text:p>
          </table:table-cell>
          <table:table-cell office:value-type="float" office:value="28" table:style-name="ce21">
            <text:p><text:s text:c="3"/>28<text:s/></text:p>
          </table:table-cell>
          <table:table-cell office:value-type="float" office:value="0.18866526066127173" table:style-name="ce15">
            <text:p><text:s text:c="3"/>0.19<text:s/></text:p>
          </table:table-cell>
          <table:table-cell office:value-type="float" office:value="2.2213812948827156" table:style-name="ce15">
            <text:p><text:s text:c="3"/>2.22<text:s/></text:p>
          </table:table-cell>
          <table:table-cell office:value-type="float" office:value="104" table:style-name="ce17">
            <text:p><text:s text:c="3"/>104<text:s/></text:p>
          </table:table-cell>
          <table:table-cell office:value-type="float" office:value="0.70075668245615219" table:style-name="ce15">
            <text:p><text:s text:c="3"/>0.70<text:s/></text:p>
          </table:table-cell>
          <table:table-cell office:value-type="float" office:value="8.2508448095643718" table:style-name="ce15">
            <text:p><text:s text:c="3"/>8.25<text:s/></text:p>
          </table:table-cell>
          <table:table-cell office:value-type="float" office:value="76" table:style-name="ce17">
            <text:p><text:s text:c="3"/>76<text:s/></text:p>
          </table:table-cell>
          <table:table-cell office:value-type="float" office:value="0.51209142179488043" table:style-name="ce15">
            <text:p><text:s text:c="3"/>0.51<text:s/></text:p>
          </table:table-cell>
          <table:table-cell office:value-type="float" office:value="6.0294635146816571" table:style-name="ce15">
            <text:p><text:s text:c="3"/>6.03<text:s/></text:p>
          </table:table-cell>
          <table:table-cell office:value-type="float" office:value="43" table:style-name="ce17">
            <text:p><text:s text:c="3"/>43<text:s/></text:p>
          </table:table-cell>
          <table:table-cell office:value-type="float" office:value="0.28973593601552444" table:style-name="ce15">
            <text:p><text:s text:c="3"/>0.29<text:s/></text:p>
          </table:table-cell>
          <table:table-cell office:value-type="float" office:value="3.4114069885698846" table:style-name="ce15">
            <text:p><text:s text:c="3"/>3.41<text:s/></text:p>
          </table:table-cell>
          <table:table-cell office:value-type="float" office:value="22" table:style-name="ce17">
            <text:p><text:s text:c="3"/>22<text:s/></text:p>
          </table:table-cell>
          <table:table-cell office:value-type="float" office:value="0.14823699051957065" table:style-name="ce15">
            <text:p><text:s text:c="3"/>0.15<text:s/></text:p>
          </table:table-cell>
          <table:table-cell office:value-type="float" office:value="1.7453710174078481" table:style-name="ce16">
            <text:p><text:s text:c="3"/>1.75<text:s/></text:p>
          </table:table-cell>
          <table:table-cell table:number-columns-repeated="16365"/>
        </table:table-row>
        <table:table-row table:style-name="ro11">
          <table:table-cell office:value-type="string" table:style-name="ce18">
            <text:p>金門縣</text:p>
          </table:table-cell>
          <table:table-cell office:value-type="float" office:value="253" table:style-name="ce19">
            <text:p><text:s text:c="3"/>253<text:s/></text:p>
          </table:table-cell>
          <table:table-cell office:value-type="float" office:value="1.866290949595391" table:style-name="ce20">
            <text:p><text:s text:c="3"/>1.87<text:s/></text:p>
          </table:table-cell>
          <table:table-cell office:value-type="float" office:value="21.974070858139282" table:style-name="ce20">
            <text:p><text:s text:c="3"/>21.97<text:s/></text:p>
          </table:table-cell>
          <table:table-cell office:value-type="float" office:value="28" table:style-name="ce21">
            <text:p><text:s text:c="3"/>28<text:s/></text:p>
          </table:table-cell>
          <table:table-cell office:value-type="float" office:value="0.206353476134852" table:style-name="ce20">
            <text:p><text:s text:c="3"/>0.21<text:s/></text:p>
          </table:table-cell>
          <table:table-cell office:value-type="float" office:value="2.4296457673942253" table:style-name="ce20">
            <text:p><text:s text:c="3"/>2.43<text:s/></text:p>
          </table:table-cell>
          <table:table-cell office:value-type="float" office:value="97" table:style-name="ce21">
            <text:p><text:s text:c="3"/>97<text:s/></text:p>
          </table:table-cell>
          <table:table-cell office:value-type="float" office:value="0.71486739946716582" table:style-name="ce20">
            <text:p><text:s text:c="3"/>0.71<text:s/></text:p>
          </table:table-cell>
          <table:table-cell office:value-type="float" office:value="8.4169871227585649" table:style-name="ce20">
            <text:p><text:s text:c="3"/>8.42<text:s/></text:p>
          </table:table-cell>
          <table:table-cell office:value-type="float" office:value="69" table:style-name="ce21">
            <text:p><text:s text:c="3"/>69<text:s/></text:p>
          </table:table-cell>
          <table:table-cell office:value-type="float" office:value="0.50851392333231382" table:style-name="ce20">
            <text:p><text:s text:c="3"/>0.51<text:s/></text:p>
          </table:table-cell>
          <table:table-cell office:value-type="float" office:value="5.9873413553643404" table:style-name="ce20">
            <text:p><text:s text:c="3"/>5.99<text:s/></text:p>
          </table:table-cell>
          <table:table-cell office:value-type="float" office:value="38" table:style-name="ce21">
            <text:p><text:s text:c="3"/>38<text:s/></text:p>
          </table:table-cell>
          <table:table-cell office:value-type="float" office:value="0.28005114618301341" table:style-name="ce20">
            <text:p><text:s text:c="3"/>0.28<text:s/></text:p>
          </table:table-cell>
          <table:table-cell office:value-type="float" office:value="3.2973763986064486" table:style-name="ce20">
            <text:p><text:s text:c="3"/>3.30<text:s/></text:p>
          </table:table-cell>
          <table:table-cell office:value-type="float" office:value="22" table:style-name="ce21">
            <text:p><text:s text:c="3"/>22<text:s/></text:p>
          </table:table-cell>
          <table:table-cell office:value-type="float" office:value="0.16213487410595515" table:style-name="ce20">
            <text:p><text:s text:c="3"/>0.16<text:s/></text:p>
          </table:table-cell>
          <table:table-cell office:value-type="float" office:value="1.9090073886668912" table:style-name="ce22">
            <text:p><text:s text:c="3"/>1.91<text:s/></text:p>
          </table:table-cell>
          <table:table-cell table:number-columns-repeated="16365"/>
        </table:table-row>
        <table:table-row table:style-name="ro11">
          <table:table-cell office:value-type="string" table:style-name="ce18">
            <text:p>連江縣</text:p>
          </table:table-cell>
          <table:table-cell office:value-type="float" office:value="11" table:style-name="ce19">
            <text:p><text:s text:c="3"/>11<text:s/></text:p>
          </table:table-cell>
          <table:table-cell office:value-type="float" office:value="0.86505190311418689" table:style-name="ce20">
            <text:p><text:s text:c="3"/>0.87<text:s/></text:p>
          </table:table-cell>
          <table:table-cell office:value-type="float" office:value="10.18528853666704" table:style-name="ce20">
            <text:p><text:s text:c="3"/>10.19<text:s/></text:p>
          </table:table-cell>
          <table:table-cell office:value-type="float" office:value="0" table:style-name="ce21">
            <text:p>－<text:s/></text:p>
          </table:table-cell>
          <table:table-cell office:value-type="float" office:value="0" table:style-name="ce20">
            <text:p>－<text:s/></text:p>
          </table:table-cell>
          <table:table-cell office:value-type="float" office:value="0" table:style-name="ce20">
            <text:p>－<text:s/></text:p>
          </table:table-cell>
          <table:table-cell office:value-type="float" office:value="7" table:style-name="ce21">
            <text:p><text:s text:c="3"/>7<text:s/></text:p>
          </table:table-cell>
          <table:table-cell office:value-type="float" office:value="0.5502495774869316" table:style-name="ce20">
            <text:p><text:s text:c="3"/>0.55<text:s/></text:p>
          </table:table-cell>
          <table:table-cell office:value-type="float" office:value="6.4787450252493555" table:style-name="ce20">
            <text:p><text:s text:c="3"/>6.48<text:s/></text:p>
          </table:table-cell>
          <table:table-cell office:value-type="float" office:value="7" table:style-name="ce21">
            <text:p><text:s text:c="3"/>7<text:s/></text:p>
          </table:table-cell>
          <table:table-cell office:value-type="float" office:value="0.5502495774869316" table:style-name="ce20">
            <text:p><text:s text:c="3"/>0.55<text:s/></text:p>
          </table:table-cell>
          <table:table-cell office:value-type="float" office:value="6.4787450252493555" table:style-name="ce20">
            <text:p><text:s text:c="3"/>6.48<text:s/></text:p>
          </table:table-cell>
          <table:table-cell office:value-type="float" office:value="5" table:style-name="ce21">
            <text:p><text:s text:c="3"/>5<text:s/></text:p>
          </table:table-cell>
          <table:table-cell office:value-type="float" office:value="0.39303541249066543" table:style-name="ce20">
            <text:p><text:s text:c="3"/>0.39<text:s/></text:p>
          </table:table-cell>
          <table:table-cell office:value-type="float" office:value="4.6276750180352542" table:style-name="ce20">
            <text:p><text:s text:c="3"/>4.63<text:s/></text:p>
          </table:table-cell>
          <table:table-cell office:value-type="float" office:value="0" table:style-name="ce21">
            <text:p>－<text:s/></text:p>
          </table:table-cell>
          <table:table-cell office:value-type="float" office:value="0" table:style-name="ce20">
            <text:p>－<text:s/></text:p>
          </table:table-cell>
          <table:table-cell office:value-type="float" office:value="0" table:style-name="ce22">
            <text:p>－<text:s/></text:p>
          </table:table-cell>
          <table:table-cell table:number-columns-repeated="16365"/>
        </table:table-row>
        <table:table-row table:style-name="ro12">
          <table:table-cell table:style-name="ce23"/>
          <table:table-cell table:style-name="ce24"/>
          <table:table-cell table:number-columns-repeated="2" table:style-name="ce25"/>
          <table:table-cell table:style-name="ce26"/>
          <table:table-cell table:number-columns-repeated="2" table:style-name="ce25"/>
          <table:table-cell table:style-name="ce26"/>
          <table:table-cell table:number-columns-repeated="2" table:style-name="ce25"/>
          <table:table-cell table:style-name="ce26"/>
          <table:table-cell table:number-columns-repeated="2" table:style-name="ce25"/>
          <table:table-cell table:style-name="ce26"/>
          <table:table-cell table:number-columns-repeated="2" table:style-name="ce25"/>
          <table:table-cell table:style-name="ce24"/>
          <table:table-cell table:style-name="ce25"/>
          <table:table-cell table:style-name="ce27"/>
          <table:table-cell table:number-columns-repeated="16365"/>
        </table:table-row>
        <table:table-row table:style-name="ro11">
          <table:table-cell office:value-type="string" table:style-name="ce28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number-columns-repeated="14" table:style-name="ce29"/>
          <table:table-cell office:value-type="string" table:number-columns-spanned="4" table:number-rows-spanned="1" table:style-name="ce43">
            <text:p>內政部戶政司 民國106年8月3日編製</text:p>
          </table:table-cell>
          <table:covered-table-cell table:number-columns-repeated="3"/>
          <table:table-cell table:number-columns-repeated="16365"/>
        </table:table-row>
        <table:table-row table:style-name="ro13">
          <table:table-cell office:value-type="string" table:style-name="ce30">
            <text:p><text:s text:c="7"/>「0.00」表示未滿百分之0.005。</text:p>
          </table:table-cell>
          <table:table-cell table:number-columns-repeated="18" table:style-name="ce31"/>
          <table:table-cell table:number-columns-repeated="16365" table:style-name="ce32"/>
        </table:table-row>
        <table:table-row table:style-name="ro11">
          <table:table-cell office:value-type="string" table:style-name="ce33">
            <text:p><text:s text:c="6"/>2.折合年之比率為本月人數(對數)÷本月月中人口<text:span text:style-name="T3">×</text:span>本年日數<text:span text:style-name="T3">÷</text:span>本月日數×1000。</text:p>
          </table:table-cell>
          <table:table-cell table:number-columns-repeated="17" table:style-name="ce29"/>
          <table:table-cell table:style-name="ce1"/>
          <table:table-cell table:number-columns-repeated="16365" table:style-name="ce29"/>
        </table:table-row>
        <table:table-row table:number-rows-repeated="1048542" table:style-name="ro14">
          <table:table-cell table:number-columns-repeated="16384"/>
        </table:table-row>
        <table:named-expressions>
          <table:named-expression table:name="\a" table:expression="of:=[.#REF!]" table:base-cell-address="人口增加&amp;生死結離.$A$1"/>
          <table:named-expression table:name="\b" table:expression="of:=[.#REF!]" table:base-cell-address="人口增加&amp;生死結離.$A$1"/>
          <table:named-expression table:name="NAME" table:expression="of:=[.#REF!]" table:base-cell-address="人口增加&amp;生死結離.$A$1"/>
          <table:named-expression table:name="P_1" table:expression="of:=[.#REF!]" table:base-cell-address="人口增加&amp;生死結離.$A$1"/>
          <table:named-expression table:name="P_11" table:expression="of:=[.#REF!]" table:base-cell-address="人口增加&amp;生死結離.$A$1"/>
          <table:named-expression table:name="P_2" table:expression="of:=[.#REF!]" table:base-cell-address="人口增加&amp;生死結離.$A$1"/>
          <table:named-range table:name="Print_Area" table:cell-range-address="人口增加&amp;生死結離.$A$1:人口增加&amp;生死結離.$S$34" table:base-cell-address="人口增加&amp;生死結離.$A$1"/>
          <table:named-expression table:name="PRINT_AREA_MI" table:expression="of:=[.#REF!]" table:base-cell-address="人口增加&amp;生死結離.$A$1"/>
          <table:named-range table:name="Print_Titles" table:cell-range-address="人口增加&amp;生死結離.$A$1:人口增加&amp;生死結離.$IV$5" table:base-cell-address="人口增加&amp;生死結離.$A$1"/>
        </table:named-expressions>
      </table:table>
      <table:table table:name="'file:///C:/Documents%20and%20Settings/Administrator/桌面/苗栗.xls'#母體清冊" table:style-name="ta2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2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2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速報/104年/速報-104.4公式.xls'#當月速報連結" table:style-name="ta2">
        <table:table-source xlink:href="file:///C:/0662/A.速報/104年/速報-104.4公式.xls" table:table-name="當月速報連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速報/104年/速報-104.4公式.xls'#縣市排序公式" table:style-name="ta2">
        <table:table-source xlink:href="file:///C:/0662/A.速報/104年/速報-104.4公式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速報/104年/速報-104.4公式.xls'#06-人口增加&amp;生死結離" table:style-name="ta2">
        <table:table-source xlink:href="file:///C:/0662/A.速報/104年/速報-104.4公式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速報/104年/速報-104.4公式.xls'#原始速報登打-公式" table:style-name="ta2">
        <table:table-source xlink:href="file:///C:/0662/A.速報/104年/速報-104.4公式.xls" table:table-name="原始速報登打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速報/104年/速報-104.4公式.xls'#160" table:style-name="ta2">
        <table:table-source xlink:href="file:///C:/0662/A.速報/104年/速報-104.4公式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速報/104年/速報-104.4公式.xls'#170" table:style-name="ta2">
        <table:table-source xlink:href="file:///C:/0662/A.速報/104年/速報-104.4公式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速報/104年/速報-104.4公式.xls'#速年月別" table:style-name="ta2">
        <table:table-source xlink:href="file:///C:/0662/A.速報/104年/速報-104.4公式.xls" table:table-name="速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速報/104年/速報-104.4公式.xls'#速縣市別" table:style-name="ta2">
        <table:table-source xlink:href="file:///C:/0662/A.速報/104年/速報-104.4公式.xls" table:table-name="速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2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2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2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2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人口增加&amp;生死結離.$A$1"/>
        <table:named-expression table:name="\b" table:expression="of:=[.#REF!]" table:base-cell-address="人口增加&amp;生死結離.$A$1"/>
        <table:named-expression table:name="_Fill" table:expression="of:=[.#REF!]" table:base-cell-address="人口增加&amp;生死結離.$A$1"/>
        <table:named-expression table:name="_Order1" table:expression="of:=0" table:base-cell-address="人口增加&amp;生死結離.$A$1"/>
        <table:named-expression table:name="_Order2" table:expression="of:=0" table:base-cell-address="人口增加&amp;生死結離.$A$1"/>
        <table:named-expression table:name="Excel_BuiltIn_Print_Area" table:expression="of:=[.#REF!]" table:base-cell-address="人口增加&amp;生死結離.$A$1"/>
        <table:named-expression table:name="NAME" table:expression="of:=[.#REF!]" table:base-cell-address="人口增加&amp;生死結離.$A$1"/>
        <table:named-expression table:name="P_1" table:expression="of:=[.#REF!]" table:base-cell-address="人口增加&amp;生死結離.$A$1"/>
        <table:named-expression table:name="P_11" table:expression="of:=[.#REF!]" table:base-cell-address="人口增加&amp;生死結離.$A$1"/>
        <table:named-expression table:name="P_2" table:expression="of:=[.#REF!]" table:base-cell-address="人口增加&amp;生死結離.$A$1"/>
        <table:named-expression table:name="PRINT_AREA_MI" table:expression="of:=[.#REF!]" table:base-cell-address="人口增加&amp;生死結離.$A$1"/>
        <table:named-expression table:name="rd_rf_f_97y_9802_data" table:expression="of:=[.#REF!]" table:base-cell-address="人口增加&amp;生死結離.$A$1"/>
        <table:named-expression table:name="rd_rg_f_84y_97y_data" table:expression="of:=[.#REF!]" table:base-cell-address="人口增加&amp;生死結離.$A$1"/>
        <table:named-expression table:name="rd_rg_f_9805_data" table:expression="of:=[.#REF!]" table:base-cell-address="人口增加&amp;生死結離.$A$1"/>
        <table:named-expression table:name="rd_rg_f_9806_data" table:expression="of:=[.#REF!]" table:base-cell-address="人口增加&amp;生死結離.$A$1"/>
        <table:named-expression table:name="rd_rg_f_9807_data" table:expression="of:=[.#REF!]" table:base-cell-address="人口增加&amp;生死結離.$A$1"/>
        <table:named-expression table:name="rd_rg_f_9808_data" table:expression="of:=[.#REF!]" table:base-cell-address="人口增加&amp;生死結離.$A$1"/>
        <table:named-expression table:name="rd_rg_f_98y_9803_data" table:expression="of:=[.#REF!]" table:base-cell-address="人口增加&amp;生死結離.$A$1"/>
        <table:named-expression table:name="rd_rg_f_98y_9804_data" table:expression="of:=[.#REF!]" table:base-cell-address="人口增加&amp;生死結離.$A$1"/>
        <table:named-expression table:name="rd_rg_q_84y_97y_data" table:expression="of:=[.#REF!]" table:base-cell-address="人口增加&amp;生死結離.$A$1"/>
        <table:named-expression table:name="rd_rg_q_97y_9802_data" table:expression="of:=[.#REF!]" table:base-cell-address="人口增加&amp;生死結離.$A$1"/>
        <table:named-expression table:name="rd_rg_q_9805_data" table:expression="of:=[.#REF!]" table:base-cell-address="人口增加&amp;生死結離.$A$1"/>
        <table:named-expression table:name="rd_rg_q_9806_data" table:expression="of:=[.#REF!]" table:base-cell-address="人口增加&amp;生死結離.$A$1"/>
        <table:named-expression table:name="rd_rg_q_9807_data" table:expression="of:=[.#REF!]" table:base-cell-address="人口增加&amp;生死結離.$A$1"/>
        <table:named-expression table:name="rd_rg_q_9808_data" table:expression="of:=[.#REF!]" table:base-cell-address="人口增加&amp;生死結離.$A$1"/>
        <table:named-expression table:name="rd_rg_q_98y_9803_data" table:expression="of:=[.#REF!]" table:base-cell-address="人口增加&amp;生死結離.$A$1"/>
        <table:named-expression table:name="rd_rg_q_98y_9804_data" table:expression="of:=[.#REF!]" table:base-cell-address="人口增加&amp;生死結離.$A$1"/>
        <table:named-expression table:name="rd_rg_q9607" table:expression="of:=[.#REF!]" table:base-cell-address="人口增加&amp;生死結離.$A$1"/>
        <table:named-expression table:name="rd_t_84y_97y_data" table:expression="of:=[.#REF!]" table:base-cell-address="人口增加&amp;生死結離.$A$1"/>
        <table:named-expression table:name="rd_t_97y_9802_data" table:expression="of:=[.#REF!]" table:base-cell-address="人口增加&amp;生死結離.$A$1"/>
        <table:named-expression table:name="rd_t_9805_data" table:expression="of:=[.#REF!]" table:base-cell-address="人口增加&amp;生死結離.$A$1"/>
        <table:named-expression table:name="rd_t_9806_data" table:expression="of:=[.#REF!]" table:base-cell-address="人口增加&amp;生死結離.$A$1"/>
        <table:named-expression table:name="rd_t_9807_data" table:expression="of:=[.#REF!]" table:base-cell-address="人口增加&amp;生死結離.$A$1"/>
        <table:named-expression table:name="rd_t_9808_data" table:expression="of:=[.#REF!]" table:base-cell-address="人口增加&amp;生死結離.$A$1"/>
        <table:named-expression table:name="rd_t_98y_9803_data" table:expression="of:=[.#REF!]" table:base-cell-address="人口增加&amp;生死結離.$A$1"/>
        <table:named-expression table:name="rd_t_98y_9804_data" table:expression="of:=[.#REF!]" table:base-cell-address="人口增加&amp;生死結離.$A$1"/>
        <table:named-expression table:name="rd_t9607" table:expression="of:=[.#REF!]" table:base-cell-address="人口增加&amp;生死結離.$A$1"/>
        <table:named-expression table:name="月底人口數" table:expression="of:=[.#REF!]" table:base-cell-address="人口增加&amp;生死結離.$A$1"/>
        <table:named-expression table:name="出生" table:expression="of:=[.#REF!]" table:base-cell-address="人口增加&amp;生死結離.$A$1"/>
        <table:named-expression table:name="死亡" table:expression="of:=[.#REF!]" table:base-cell-address="人口增加&amp;生死結離.$A$1"/>
        <table:named-expression table:name="結婚" table:expression="of:=[.#REF!]" table:base-cell-address="人口增加&amp;生死結離.$A$1"/>
        <table:named-expression table:name="鄰數戶數" table:expression="of:=[.#REF!]" table:base-cell-address="人口增加&amp;生死結離.$A$1"/>
        <table:named-expression table:name="離婚" table:expression="of:=[.#REF!]" table:base-cell-address="人口增加&amp;生死結離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新細明體" svg:font-family="新細明體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－</number:text>
      <number:number number:decimal-places="0" number:min-integer-digits="1" number:grouping="true">
        <number:embedded-text number:position="0"> </number:embedded-text>
      </number:number>
    </number:number-style>
    <number:text-style style:name="N50">
      <number:text>－ </number:text>
      <style:map style:condition="value()&gt;0" style:apply-style-name="N50P0"/>
      <style:map style:condition="value()&lt;0" style:apply-style-name="N50P1"/>
    </number:text-style>
    <number:number-style style:name="N51P0">
      <number:text>   </number:text>
      <number:number number:decimal-places="2" number:min-integer-digits="1" number:grouping="true"/>
      <number:text> </number:text>
    </number:number-style>
    <number:number-style style:name="N51P1">
      <number:text> －</number:text>
      <number:number number:decimal-places="2" number:min-integer-digits="1" number:grouping="true"/>
      <number:text> </number:text>
    </number:number-style>
    <number:text-style style:name="N51">
      <number:text>－ </number:text>
      <style:map style:condition="value()&gt;0" style:apply-style-name="N51P0"/>
      <style:map style:condition="value()&lt;0" style:apply-style-name="N51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 fo:font-size="10pt" style:font-size-asian="10pt" style:font-size-complex="10pt"/>
    </style:style>
    <style:style style:name="_19968__33324__06_20154__21475__22686__21152__38__20986__29983__27515__20129__32080__38626__23130__21450__29575_103.01" style:display-name="一般_06人口增加&amp;出生死亡結離婚及率103.01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_21315__20998__20301__91_0_93_" style:display-name="千分位[0]" style:family="table-cell" style:data-style-name="N48"/>
  </office:styles>
  <office:automatic-styles>
    <style:page-layout style:name="pm1">
      <style:page-layout-properties fo:margin-top="0.511805555555556in" fo:margin-bottom="0in" fo:margin-left="0in" fo:margin-right="0in" style:print-orientation="landscape" style:print-page-order="ttb" style:first-page-number="1" style:scale-to="70%" style:table-centering="horizontal" style:print="objects charts drawings"/>
      <style:header-style>
        <style:header-footer-properties fo:min-height="0.0784722222222223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陳雪珠</meta:initial-creator>
    <dc:creator>陳雪珠</dc:creator>
    <meta:creation-date>2017-08-03T06:11:17Z</meta:creation-date>
    <dc:date>2017-08-03T06:11:17Z</dc:date>
  </office:meta>
</office:document-meta>
</file>